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>
            <text:p><text:a xlink:href="http://uk.wikipedia.org/wiki/Місто">Місто</text:a></text:p>
          </table:table-cell>
          <table:table-cell table:style-name="ce3" office:value-type="string">
            <text:p><text:a xlink:href="http://uk.wikipedia.org/wiki/Область">Область</text:a>, <text:a xlink:href="http://uk.wikipedia.org/wiki/Автономна_Республіка_Крим">АРК</text:a>, міськрада</text:p>
          </table:table-cell>
          <table:table-cell table:style-name="ce3" office:value-type="string">
            <text:p>Чисельність населення</text:p>
          </table:table-cell>
        </table:table-row>
        <table:table-row table:style-name="ro2">
          <table:table-cell office:value-type="string">
            <text:p><text:a xlink:href="http://uk.wikipedia.org/wiki/Алупка">Алупка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9 018</text:p>
          </table:table-cell>
        </table:table-row>
        <table:table-row table:style-name="ro2">
          <table:table-cell office:value-type="string">
            <text:p><text:a xlink:href="http://uk.wikipedia.org/wiki/Алушта">Алушта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31 440</text:p>
          </table:table-cell>
        </table:table-row>
        <table:table-row table:style-name="ro2">
          <table:table-cell office:value-type="string">
            <text:p><text:a xlink:href="http://uk.wikipedia.org/wiki/Армянськ">Армянськ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23 869</text:p>
          </table:table-cell>
        </table:table-row>
        <table:table-row table:style-name="ro2">
          <table:table-cell office:value-type="string">
            <text:p><text:a xlink:href="http://uk.wikipedia.org/wiki/Бахчисарай">Бахчисарай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27 549</text:p>
          </table:table-cell>
        </table:table-row>
        <table:table-row table:style-name="ro2">
          <table:table-cell office:value-type="string">
            <text:p><text:a xlink:href="http://uk.wikipedia.org/wiki/Білогірськ">Білогірськ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18 790</text:p>
          </table:table-cell>
        </table:table-row>
        <table:table-row table:style-name="ro2">
          <table:table-cell office:value-type="string">
            <text:p><text:a xlink:href="http://uk.wikipedia.org/wiki/Джанкой">Джанкой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43 343</text:p>
          </table:table-cell>
        </table:table-row>
        <table:table-row table:style-name="ro2">
          <table:table-cell office:value-type="string">
            <text:p><text:a xlink:href="http://uk.wikipedia.org/wiki/Євпаторія">Євпаторія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105 915</text:p>
          </table:table-cell>
        </table:table-row>
        <table:table-row table:style-name="ro2">
          <table:table-cell office:value-type="string">
            <text:p><text:a xlink:href="http://uk.wikipedia.org/wiki/Керч">Керч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157 007</text:p>
          </table:table-cell>
        </table:table-row>
        <table:table-row table:style-name="ro2">
          <table:table-cell office:value-type="string">
            <text:p><text:a xlink:href="http://uk.wikipedia.org/wiki/Красноперекопськ">Красноперекопськ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31 023</text:p>
          </table:table-cell>
        </table:table-row>
        <table:table-row table:style-name="ro2">
          <table:table-cell office:value-type="string">
            <text:p><text:a xlink:href="http://uk.wikipedia.org/wiki/Саки">Саки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29 416</text:p>
          </table:table-cell>
        </table:table-row>
        <table:table-row table:style-name="ro2">
          <table:table-cell office:value-type="string">
            <text:p><text:a xlink:href="http://uk.wikipedia.org/wiki/Сімферополь">Сімферополь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343 644</text:p>
          </table:table-cell>
        </table:table-row>
        <table:table-row table:style-name="ro2">
          <table:table-cell office:value-type="string">
            <text:p><text:a xlink:href="http://uk.wikipedia.org/wiki/Старий_Крим_(Крим)">Старий Крим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10 101</text:p>
          </table:table-cell>
        </table:table-row>
        <table:table-row table:style-name="ro2">
          <table:table-cell office:value-type="string">
            <text:p><text:a xlink:href="http://uk.wikipedia.org/wiki/Судак_(місто)">Судак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14 495</text:p>
          </table:table-cell>
        </table:table-row>
        <table:table-row table:style-name="ro2">
          <table:table-cell office:value-type="string">
            <text:p><text:a xlink:href="http://uk.wikipedia.org/wiki/Феодосія">Феодосія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74 669</text:p>
          </table:table-cell>
        </table:table-row>
        <table:table-row table:style-name="ro2">
          <table:table-cell office:value-type="string">
            <text:p><text:a xlink:href="http://uk.wikipedia.org/wiki/Щолкіне">Щолкіне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11 699</text:p>
          </table:table-cell>
        </table:table-row>
        <table:table-row table:style-name="ro2">
          <table:table-cell office:value-type="string">
            <text:p><text:a xlink:href="http://uk.wikipedia.org/wiki/Ялта">Ялта</text:a></text:p>
          </table:table-cell>
          <table:table-cell office:value-type="string">
            <text:p><text:a xlink:href="http://uk.wikipedia.org/wiki/Автономна_Республіка_Крим">Автономна Республіка Крим</text:a></text:p>
          </table:table-cell>
          <table:table-cell office:value-type="string">
            <text:p>81 654</text:p>
          </table:table-cell>
        </table:table-row>
        <table:table-row table:style-name="ro2">
          <table:table-cell office:value-type="string">
            <text:p><text:a xlink:href="http://uk.wikipedia.org/wiki/Бар">Бар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7 284</text:p>
          </table:table-cell>
        </table:table-row>
        <table:table-row table:style-name="ro2">
          <table:table-cell office:value-type="string">
            <text:p><text:a xlink:href="http://uk.wikipedia.org/wiki/Бершадь">Бершадь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3 336</text:p>
          </table:table-cell>
        </table:table-row>
        <table:table-row table:style-name="ro2">
          <table:table-cell office:value-type="string">
            <text:p><text:a xlink:href="http://uk.wikipedia.org/wiki/Вінниця">Вінниця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356 665</text:p>
          </table:table-cell>
        </table:table-row>
        <table:table-row table:style-name="ro2">
          <table:table-cell office:value-type="string">
            <text:p><text:a xlink:href="http://uk.wikipedia.org/wiki/Гайсин">Гайсин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25 640</text:p>
          </table:table-cell>
        </table:table-row>
        <table:table-row table:style-name="ro2">
          <table:table-cell office:value-type="string">
            <text:p><text:a xlink:href="http://uk.wikipedia.org/wiki/Гнівань">Гнівань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2 832</text:p>
          </table:table-cell>
        </table:table-row>
        <table:table-row table:style-name="ro2">
          <table:table-cell office:value-type="string">
            <text:p><text:a xlink:href="http://uk.wikipedia.org/wiki/Жмеринка">Жмеринка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37 349</text:p>
          </table:table-cell>
        </table:table-row>
        <table:table-row table:style-name="ro2">
          <table:table-cell office:value-type="string">
            <text:p><text:a xlink:href="http://uk.wikipedia.org/wiki/Іллінці_(місто)">Іллінці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1 186</text:p>
          </table:table-cell>
        </table:table-row>
        <table:table-row table:style-name="ro2">
          <table:table-cell office:value-type="string">
            <text:p><text:a xlink:href="http://uk.wikipedia.org/wiki/Калинівка_(місто)">Калинівка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20 061</text:p>
          </table:table-cell>
        </table:table-row>
        <table:table-row table:style-name="ro2">
          <table:table-cell office:value-type="string">
            <text:p><text:a xlink:href="http://uk.wikipedia.org/wiki/Козятин">Козятин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26 635</text:p>
          </table:table-cell>
        </table:table-row>
        <table:table-row table:style-name="ro2">
          <table:table-cell office:value-type="string">
            <text:p><text:a xlink:href="http://uk.wikipedia.org/wiki/Ладижин">Ладижин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22 219</text:p>
          </table:table-cell>
        </table:table-row>
        <table:table-row table:style-name="ro2">
          <table:table-cell office:value-type="string">
            <text:p><text:a xlink:href="http://uk.wikipedia.org/wiki/Липовець">Липовець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9 406</text:p>
          </table:table-cell>
        </table:table-row>
        <table:table-row table:style-name="ro2">
          <table:table-cell office:value-type="string">
            <text:p><text:a xlink:href="http://uk.wikipedia.org/wiki/Могилів-Подільський">Могилів-Подільський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32 853</text:p>
          </table:table-cell>
        </table:table-row>
        <table:table-row table:style-name="ro2">
          <table:table-cell office:value-type="string">
            <text:p><text:a xlink:href="http://uk.wikipedia.org/wiki/Немирів">Немирів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2 082</text:p>
          </table:table-cell>
        </table:table-row>
        <table:table-row table:style-name="ro2">
          <table:table-cell office:value-type="string">
            <text:p><text:a xlink:href="http://uk.wikipedia.org/wiki/Погребище">Погребище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0 754</text:p>
          </table:table-cell>
        </table:table-row>
        <table:table-row table:style-name="ro2">
          <table:table-cell office:value-type="string">
            <text:p><text:a xlink:href="http://uk.wikipedia.org/wiki/Тульчин">Тульчин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6 136</text:p>
          </table:table-cell>
        </table:table-row>
        <table:table-row table:style-name="ro2">
          <table:table-cell office:value-type="string">
            <text:p><text:a xlink:href="http://uk.wikipedia.org/wiki/Хмільник">Хмільник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27 898</text:p>
          </table:table-cell>
        </table:table-row>
        <table:table-row table:style-name="ro2">
          <table:table-cell office:value-type="string">
            <text:p><text:a xlink:href="http://uk.wikipedia.org/wiki/Шаргород">Шаргород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7 161</text:p>
          </table:table-cell>
        </table:table-row>
        <table:table-row table:style-name="ro2">
          <table:table-cell office:value-type="string">
            <text:p><text:a xlink:href="http://uk.wikipedia.org/wiki/Ямпіль_(місто)">Ямпіль</text:a></text:p>
          </table:table-cell>
          <table:table-cell office:value-type="string">
            <text:p><text:a xlink:href="http://uk.wikipedia.org/wiki/Вінницька_область">Вінницька область</text:a></text:p>
          </table:table-cell>
          <table:table-cell office:value-type="string">
            <text:p>11 787</text:p>
          </table:table-cell>
        </table:table-row>
        <table:table-row table:style-name="ro2">
          <table:table-cell office:value-type="string">
            <text:p><text:a xlink:href="http://uk.wikipedia.org/wiki/Берестечко">Берестечко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1 904</text:p>
          </table:table-cell>
        </table:table-row>
        <table:table-row table:style-name="ro2">
          <table:table-cell office:value-type="string">
            <text:p><text:a xlink:href="http://uk.wikipedia.org/wiki/Володимир-Волинський">Володимир-Волинський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38 256</text:p>
          </table:table-cell>
        </table:table-row>
        <table:table-row table:style-name="ro2">
          <table:table-cell office:value-type="string">
            <text:p><text:a xlink:href="http://uk.wikipedia.org/wiki/Горохів">Горохів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9 015</text:p>
          </table:table-cell>
        </table:table-row>
        <table:table-row table:style-name="ro2">
          <table:table-cell office:value-type="string">
            <text:p><text:a xlink:href="http://uk.wikipedia.org/wiki/Камінь-Каширський">Камінь-Каширський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10 818</text:p>
          </table:table-cell>
        </table:table-row>
        <table:table-row table:style-name="ro2">
          <table:table-cell office:value-type="string">
            <text:p><text:a xlink:href="http://uk.wikipedia.org/wiki/Ківерці">Ківерці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16 678</text:p>
          </table:table-cell>
        </table:table-row>
        <table:table-row table:style-name="ro2">
          <table:table-cell office:value-type="string">
            <text:p><text:a xlink:href="http://uk.wikipedia.org/wiki/Ковель">Ковель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66 401</text:p>
          </table:table-cell>
        </table:table-row>
        <table:table-row table:style-name="ro2">
          <table:table-cell office:value-type="string">
            <text:p><text:a xlink:href="http://uk.wikipedia.org/wiki/Луцьк">Луцьк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208 816</text:p>
          </table:table-cell>
        </table:table-row>
        <table:table-row table:style-name="ro2">
          <table:table-cell office:value-type="string">
            <text:p><text:a xlink:href="http://uk.wikipedia.org/wiki/Любомль">Любомль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10 395</text:p>
          </table:table-cell>
        </table:table-row>
        <table:table-row table:style-name="ro2">
          <table:table-cell office:value-type="string">
            <text:p><text:a xlink:href="http://uk.wikipedia.org/wiki/Нововолинськ">Нововолинськ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53 838</text:p>
          </table:table-cell>
        </table:table-row>
        <table:table-row table:style-name="ro2">
          <table:table-cell office:value-type="string">
            <text:p><text:a xlink:href="http://uk.wikipedia.org/wiki/Рожище">Рожище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13 636</text:p>
          </table:table-cell>
        </table:table-row>
        <table:table-row table:style-name="ro2">
          <table:table-cell office:value-type="string">
            <text:p><text:a xlink:href="http://uk.wikipedia.org/wiki/Устилуг">Устилуг</text:a></text:p>
          </table:table-cell>
          <table:table-cell office:value-type="string">
            <text:p><text:a xlink:href="http://uk.wikipedia.org/wiki/Волинська_область">Волинська область</text:a></text:p>
          </table:table-cell>
          <table:table-cell office:value-type="string">
            <text:p>2 283</text:p>
          </table:table-cell>
        </table:table-row>
        <table:table-row table:style-name="ro2">
          <table:table-cell office:value-type="string">
            <text:p><text:a xlink:href="http://uk.wikipedia.org/wiki/Апостолове">Апостолове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6 439</text:p>
          </table:table-cell>
        </table:table-row>
        <table:table-row table:style-name="ro2">
          <table:table-cell office:value-type="string">
            <text:p><text:a xlink:href="http://uk.wikipedia.org/wiki/Верхівцеве">Верхівцеве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0 142</text:p>
          </table:table-cell>
        </table:table-row>
        <table:table-row table:style-name="ro2">
          <table:table-cell office:value-type="string">
            <text:p><text:a xlink:href="http://uk.wikipedia.org/wiki/Верхньодніпровськ">Верхньодніпровськ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6 976</text:p>
          </table:table-cell>
        </table:table-row>
        <table:table-row table:style-name="ro2">
          <table:table-cell office:value-type="string">
            <text:p><text:a xlink:href="http://uk.wikipedia.org/wiki/Вільногірськ">Вільногірськ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23 782</text:p>
          </table:table-cell>
        </table:table-row>
        <table:table-row table:style-name="ro2">
          <table:table-cell office:value-type="string">
            <text:p><text:a xlink:href="http://uk.wikipedia.org/wiki/Дніпродзержинськ">Дніпродзержинськ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255 841</text:p>
          </table:table-cell>
        </table:table-row>
        <table:table-row table:style-name="ro3">
          <table:table-cell office:value-type="string">
            <text:p><text:a xlink:href="http://uk.wikipedia.org/wiki/Дніпропетровськ">Дніпропетровськ</text:a> <text:a xlink:href="http://uk.wikipedia.org/wiki/Міста_України_(за_областями)#prymitka1">1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 065 008</text:p>
          </table:table-cell>
        </table:table-row>
        <table:table-row table:style-name="ro2">
          <table:table-cell office:value-type="string">
            <text:p><text:a xlink:href="http://uk.wikipedia.org/wiki/Жовті_Води">Жовті Води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53 582</text:p>
          </table:table-cell>
        </table:table-row>
        <table:table-row table:style-name="ro2">
          <table:table-cell office:value-type="string">
            <text:p><text:a xlink:href="http://uk.wikipedia.org/wiki/Зеленодольськ">Зеленодольськ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4 792</text:p>
          </table:table-cell>
        </table:table-row>
        <table:table-row table:style-name="ro2">
          <table:table-cell office:value-type="string">
            <text:p><text:a xlink:href="http://uk.wikipedia.org/wiki/Інгулець_(місто)">Інгулець</text:a> <text:a xlink:href="http://uk.wikipedia.org/wiki/Міста_України_(за_областями)#prymitka2">2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38 986</text:p>
          </table:table-cell>
        </table:table-row>
        <table:table-row table:style-name="ro2">
          <table:table-cell office:value-type="string">
            <text:p><text:a xlink:href="http://uk.wikipedia.org/wiki/Кривий_Ріг">Кривий Ріг</text:a> <text:a xlink:href="http://uk.wikipedia.org/wiki/Міста_України_(за_областями)#prymitka2">2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668 980</text:p>
          </table:table-cell>
        </table:table-row>
        <table:table-row table:style-name="ro2">
          <table:table-cell office:value-type="string">
            <text:p><text:a xlink:href="http://uk.wikipedia.org/wiki/Марганець_(місто)">Марганець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49 592</text:p>
          </table:table-cell>
        </table:table-row>
        <table:table-row table:style-name="ro2">
          <table:table-cell office:value-type="string">
            <text:p><text:a xlink:href="http://uk.wikipedia.org/wiki/Нікополь">Нікополь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36 280</text:p>
          </table:table-cell>
        </table:table-row>
        <table:table-row table:style-name="ro2">
          <table:table-cell office:value-type="string">
            <text:p><text:a xlink:href="http://uk.wikipedia.org/wiki/Новомосковськ">Новомосковськ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72 439</text:p>
          </table:table-cell>
        </table:table-row>
        <table:table-row table:style-name="ro2">
          <table:table-cell office:value-type="string">
            <text:p><text:a xlink:href="http://uk.wikipedia.org/wiki/Орджонікідзе_(місто)">Орджонікідзе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44 834</text:p>
          </table:table-cell>
        </table:table-row>
        <table:table-row table:style-name="ro2">
          <table:table-cell office:value-type="string">
            <text:p><text:a xlink:href="http://uk.wikipedia.org/wiki/П%27ятихатки">П'ятихатки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20 563</text:p>
          </table:table-cell>
        </table:table-row>
        <table:table-row table:style-name="ro2">
          <table:table-cell office:value-type="string">
            <text:p><text:a xlink:href="http://uk.wikipedia.org/wiki/Павлоград_(місто)">Павлоград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18 816</text:p>
          </table:table-cell>
        </table:table-row>
        <table:table-row table:style-name="ro2">
          <table:table-cell office:value-type="string">
            <text:p><text:a xlink:href="http://uk.wikipedia.org/wiki/Перещепине">Перещепине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0 041</text:p>
          </table:table-cell>
        </table:table-row>
        <table:table-row table:style-name="ro2">
          <table:table-cell office:value-type="string">
            <text:p><text:a xlink:href="http://uk.wikipedia.org/wiki/Першотравенськ">Першотравенськ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29 140</text:p>
          </table:table-cell>
        </table:table-row>
        <table:table-row table:style-name="ro2">
          <table:table-cell office:value-type="string">
            <text:p><text:a xlink:href="http://uk.wikipedia.org/wiki/Підгородне">Підгородне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17 763</text:p>
          </table:table-cell>
        </table:table-row>
        <table:table-row table:style-name="ro2">
          <table:table-cell office:value-type="string">
            <text:p><text:a xlink:href="http://uk.wikipedia.org/wiki/Синельникове">Синельникове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32 302</text:p>
          </table:table-cell>
        </table:table-row>
        <table:table-row table:style-name="ro2">
          <table:table-cell office:value-type="string">
            <text:p><text:a xlink:href="http://uk.wikipedia.org/wiki/Тернівка_(місто)">Тернівка</text:a></text:p>
          </table:table-cell>
          <table:table-cell office:value-type="string">
            <text:p><text:a xlink:href="http://uk.wikipedia.org/wiki/Дніпропетровська_область">Дніпропетровська область</text:a></text:p>
          </table:table-cell>
          <table:table-cell office:value-type="string">
            <text:p>29 226</text:p>
          </table:table-cell>
        </table:table-row>
        <table:table-row table:style-name="ro2">
          <table:table-cell office:value-type="string">
            <text:p><text:a xlink:href="http://uk.wikipedia.org/wiki/Авдіївка">Авдії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37 210</text:p>
          </table:table-cell>
        </table:table-row>
        <table:table-row table:style-name="ro2">
          <table:table-cell office:value-type="string">
            <text:p><text:a xlink:href="http://uk.wikipedia.org/wiki/Амвросіївка">Амвросії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22 130</text:p>
          </table:table-cell>
        </table:table-row>
        <table:table-row table:style-name="ro2">
          <table:table-cell office:value-type="string">
            <text:p><text:a xlink:href="http://uk.wikipedia.org/wiki/Артемівськ_(Донецька_область)">Артемів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82 916</text:p>
          </table:table-cell>
        </table:table-row>
        <table:table-row table:style-name="ro2">
          <table:table-cell office:value-type="string">
            <text:p><text:a xlink:href="http://uk.wikipedia.org/wiki/Артемове">Артемов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6 725</text:p>
          </table:table-cell>
        </table:table-row>
        <table:table-row table:style-name="ro2">
          <table:table-cell office:value-type="string">
            <text:p><text:a xlink:href="http://uk.wikipedia.org/wiki/Білицьке">Білицьк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0 093</text:p>
          </table:table-cell>
        </table:table-row>
        <table:table-row table:style-name="ro2">
          <table:table-cell office:value-type="string">
            <text:p><text:a xlink:href="http://uk.wikipedia.org/wiki/Білозерське">Білозерськ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7 868</text:p>
          </table:table-cell>
        </table:table-row>
        <table:table-row table:style-name="ro2">
          <table:table-cell office:value-type="string">
            <text:p><text:a xlink:href="http://uk.wikipedia.org/wiki/Волноваха">Волновах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24 647</text:p>
          </table:table-cell>
        </table:table-row>
        <table:table-row table:style-name="ro2">
          <table:table-cell office:value-type="string">
            <text:p><text:a xlink:href="http://uk.wikipedia.org/wiki/Вуглегірськ">Вуглегір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0 309</text:p>
          </table:table-cell>
        </table:table-row>
        <table:table-row table:style-name="ro2">
          <table:table-cell office:value-type="string">
            <text:p><text:a xlink:href="http://uk.wikipedia.org/wiki/Вугледар">Вугледар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7 440</text:p>
          </table:table-cell>
        </table:table-row>
        <table:table-row table:style-name="ro2">
          <table:table-cell office:value-type="string">
            <text:p><text:a xlink:href="http://uk.wikipedia.org/wiki/Гірник">Гірни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4 207</text:p>
          </table:table-cell>
        </table:table-row>
        <table:table-row table:style-name="ro2">
          <table:table-cell office:value-type="string">
            <text:p><text:a xlink:href="http://uk.wikipedia.org/wiki/Горлівка">Горлі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292 250</text:p>
          </table:table-cell>
        </table:table-row>
        <table:table-row table:style-name="ro2">
          <table:table-cell office:value-type="string">
            <text:p><text:a xlink:href="http://uk.wikipedia.org/wiki/Дебальцеве">Дебальцев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30 246</text:p>
          </table:table-cell>
        </table:table-row>
        <table:table-row table:style-name="ro2">
          <table:table-cell office:value-type="string">
            <text:p><text:a xlink:href="http://uk.wikipedia.org/wiki/Дзержинськ">Дзержин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43 371</text:p>
          </table:table-cell>
        </table:table-row>
        <table:table-row table:style-name="ro2">
          <table:table-cell office:value-type="string">
            <text:p><text:a xlink:href="http://uk.wikipedia.org/wiki/Димитров">Димитров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54 787</text:p>
          </table:table-cell>
        </table:table-row>
        <table:table-row table:style-name="ro2">
          <table:table-cell office:value-type="string">
            <text:p><text:a xlink:href="http://uk.wikipedia.org/wiki/Добропілля_(Донецька_область)">Добропілля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35 638</text:p>
          </table:table-cell>
        </table:table-row>
        <table:table-row table:style-name="ro2">
          <table:table-cell office:value-type="string">
            <text:p><text:a xlink:href="http://uk.wikipedia.org/wiki/Докучаєвськ">Докучаєв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24 383</text:p>
          </table:table-cell>
        </table:table-row>
        <table:table-row table:style-name="ro2">
          <table:table-cell office:value-type="string">
            <text:p><text:a xlink:href="http://uk.wikipedia.org/wiki/Донецьк">Донец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 016 194</text:p>
          </table:table-cell>
        </table:table-row>
        <table:table-row table:style-name="ro2">
          <table:table-cell office:value-type="string">
            <text:p><text:a xlink:href="http://uk.wikipedia.org/wiki/Дружківка">Дружкі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64 557</text:p>
          </table:table-cell>
        </table:table-row>
        <table:table-row table:style-name="ro2">
          <table:table-cell office:value-type="string">
            <text:p><text:a xlink:href="http://uk.wikipedia.org/wiki/Єнакієве">Єнакієв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03 997</text:p>
          </table:table-cell>
        </table:table-row>
        <table:table-row table:style-name="ro2">
          <table:table-cell office:value-type="string">
            <text:p><text:a xlink:href="http://uk.wikipedia.org/wiki/Жданівка_(місто)">Ждані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3 688</text:p>
          </table:table-cell>
        </table:table-row>
        <table:table-row table:style-name="ro2">
          <table:table-cell office:value-type="string">
            <text:p><text:a xlink:href="http://uk.wikipedia.org/wiki/Зугрес">Зугрес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9 859</text:p>
          </table:table-cell>
        </table:table-row>
        <table:table-row table:style-name="ro2">
          <table:table-cell office:value-type="string">
            <text:p><text:a xlink:href="http://uk.wikipedia.org/wiki/Іловайськ">Іловай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7 620</text:p>
          </table:table-cell>
        </table:table-row>
        <table:table-row table:style-name="ro2">
          <table:table-cell office:value-type="string">
            <text:p><text:a xlink:href="http://uk.wikipedia.org/wiki/Кіровське_(місто)">Кіровськ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30 910</text:p>
          </table:table-cell>
        </table:table-row>
        <table:table-row table:style-name="ro2">
          <table:table-cell office:value-type="string">
            <text:p><text:a xlink:href="http://uk.wikipedia.org/wiki/Комсомольське_(місто)">Комсомольськ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2 813</text:p>
          </table:table-cell>
        </table:table-row>
        <table:table-row table:style-name="ro2">
          <table:table-cell office:value-type="string">
            <text:p><text:a xlink:href="http://uk.wikipedia.org/wiki/Костянтинівка">Костянтині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95 111</text:p>
          </table:table-cell>
        </table:table-row>
        <table:table-row table:style-name="ro2">
          <table:table-cell office:value-type="string">
            <text:p><text:a xlink:href="http://uk.wikipedia.org/wiki/Краматорськ">Краматор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81 025</text:p>
          </table:table-cell>
        </table:table-row>
        <table:table-row table:style-name="ro2">
          <table:table-cell office:value-type="string">
            <text:p><text:a xlink:href="http://uk.wikipedia.org/wiki/Красний_Лиман">Красний Лиман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28 172</text:p>
          </table:table-cell>
        </table:table-row>
        <table:table-row table:style-name="ro2">
          <table:table-cell office:value-type="string">
            <text:p><text:a xlink:href="http://uk.wikipedia.org/wiki/Красноармійськ">Красноармій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69 154</text:p>
          </table:table-cell>
        </table:table-row>
        <table:table-row table:style-name="ro2">
          <table:table-cell office:value-type="string">
            <text:p><text:a xlink:href="http://uk.wikipedia.org/wiki/Красногорівка">Красногорі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6 714</text:p>
          </table:table-cell>
        </table:table-row>
        <table:table-row table:style-name="ro2">
          <table:table-cell office:value-type="string">
            <text:p><text:a xlink:href="http://uk.wikipedia.org/wiki/Курахове">Курахов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21 479</text:p>
          </table:table-cell>
        </table:table-row>
        <table:table-row table:style-name="ro2">
          <table:table-cell office:value-type="string">
            <text:p><text:a xlink:href="http://uk.wikipedia.org/wiki/Макіївка">Макії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389 589</text:p>
          </table:table-cell>
        </table:table-row>
        <table:table-row table:style-name="ro2">
          <table:table-cell office:value-type="string">
            <text:p><text:a xlink:href="http://uk.wikipedia.org/wiki/Мар%27їнка">Мар'їн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0 722</text:p>
          </table:table-cell>
        </table:table-row>
        <table:table-row table:style-name="ro2">
          <table:table-cell office:value-type="string">
            <text:p><text:a xlink:href="http://uk.wikipedia.org/wiki/Маріуполь">Маріуполь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492 176</text:p>
          </table:table-cell>
        </table:table-row>
        <table:table-row table:style-name="ro2">
          <table:table-cell office:value-type="string">
            <text:p><text:a xlink:href="http://uk.wikipedia.org/wiki/Моспине">Моспин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1 736</text:p>
          </table:table-cell>
        </table:table-row>
        <table:table-row table:style-name="ro2">
          <table:table-cell office:value-type="string">
            <text:p><text:a xlink:href="http://uk.wikipedia.org/wiki/Новоазовськ">Новоазов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2 702</text:p>
          </table:table-cell>
        </table:table-row>
        <table:table-row table:style-name="ro2">
          <table:table-cell office:value-type="string">
            <text:p><text:a xlink:href="http://uk.wikipedia.org/wiki/Новогродівка">Новогроді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7 473</text:p>
          </table:table-cell>
        </table:table-row>
        <table:table-row table:style-name="ro2">
          <table:table-cell office:value-type="string">
            <text:p><text:a xlink:href="http://uk.wikipedia.org/wiki/Родинське">Родинськ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1 996</text:p>
          </table:table-cell>
        </table:table-row>
        <table:table-row table:style-name="ro2">
          <table:table-cell office:value-type="string">
            <text:p><text:a xlink:href="http://uk.wikipedia.org/wiki/Світлодарськ">Світлодар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3 184</text:p>
          </table:table-cell>
        </table:table-row>
        <table:table-row table:style-name="ro2">
          <table:table-cell office:value-type="string">
            <text:p><text:a xlink:href="http://uk.wikipedia.org/wiki/Святогірськ">Святогірськ</text:a> <text:a xlink:href="http://uk.wikipedia.org/wiki/Міста_України_(за_областями)#prymitka3">3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5 136</text:p>
          </table:table-cell>
        </table:table-row>
        <table:table-row table:style-name="ro2">
          <table:table-cell office:value-type="string">
            <text:p><text:a xlink:href="http://uk.wikipedia.org/wiki/Селидове">Селидов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26 793</text:p>
          </table:table-cell>
        </table:table-row>
        <table:table-row table:style-name="ro2">
          <table:table-cell office:value-type="string">
            <text:p><text:a xlink:href="http://uk.wikipedia.org/wiki/Сіверськ">Сівер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4 393</text:p>
          </table:table-cell>
        </table:table-row>
        <table:table-row table:style-name="ro2">
          <table:table-cell office:value-type="string">
            <text:p><text:a xlink:href="http://uk.wikipedia.org/wiki/Слов%27янськ">Слов'ян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24 829</text:p>
          </table:table-cell>
        </table:table-row>
        <table:table-row table:style-name="ro2">
          <table:table-cell office:value-type="string">
            <text:p><text:a xlink:href="http://uk.wikipedia.org/wiki/Сніжне">Сніжне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58 496</text:p>
          </table:table-cell>
        </table:table-row>
        <table:table-row table:style-name="ro2">
          <table:table-cell office:value-type="string">
            <text:p><text:a xlink:href="http://uk.wikipedia.org/wiki/Соледар">Соледар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3 151</text:p>
          </table:table-cell>
        </table:table-row>
        <table:table-row table:style-name="ro2">
          <table:table-cell office:value-type="string">
            <text:p><text:a xlink:href="http://uk.wikipedia.org/wiki/Торез">Торез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72 346</text:p>
          </table:table-cell>
        </table:table-row>
        <table:table-row table:style-name="ro2">
          <table:table-cell office:value-type="string">
            <text:p><text:a xlink:href="http://uk.wikipedia.org/wiki/Українськ">Україн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3 236</text:p>
          </table:table-cell>
        </table:table-row>
        <table:table-row table:style-name="ro2">
          <table:table-cell office:value-type="string">
            <text:p><text:a xlink:href="http://uk.wikipedia.org/wiki/Харцизьк">Харциз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64 175</text:p>
          </table:table-cell>
        </table:table-row>
        <table:table-row table:style-name="ro2">
          <table:table-cell office:value-type="string">
            <text:p><text:a xlink:href="http://uk.wikipedia.org/wiki/Часів_Яр">Часів Яр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6 612</text:p>
          </table:table-cell>
        </table:table-row>
        <table:table-row table:style-name="ro2">
          <table:table-cell office:value-type="string">
            <text:p><text:a xlink:href="http://uk.wikipedia.org/wiki/Шахтарськ">Шахтар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59 589</text:p>
          </table:table-cell>
        </table:table-row>
        <table:table-row table:style-name="ro2">
          <table:table-cell office:value-type="string">
            <text:p><text:a xlink:href="http://uk.wikipedia.org/wiki/Юнокомунарівськ">Юнокомунарівськ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7 813</text:p>
          </table:table-cell>
        </table:table-row>
        <table:table-row table:style-name="ro2">
          <table:table-cell office:value-type="string">
            <text:p><text:a xlink:href="http://uk.wikipedia.org/wiki/Ясинувата">Ясинуват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37 552</text:p>
          </table:table-cell>
        </table:table-row>
        <table:table-row table:style-name="ro2">
          <table:table-cell office:value-type="string">
            <text:p><text:a xlink:href="http://uk.wikipedia.org/wiki/Андрушівка">Андрушівка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9 890</text:p>
          </table:table-cell>
        </table:table-row>
        <table:table-row table:style-name="ro2">
          <table:table-cell office:value-type="string">
            <text:p><text:a xlink:href="http://uk.wikipedia.org/wiki/Баранівка">Баранівка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12 584</text:p>
          </table:table-cell>
        </table:table-row>
        <table:table-row table:style-name="ro2">
          <table:table-cell office:value-type="string">
            <text:p><text:a xlink:href="http://uk.wikipedia.org/wiki/Бердичів">Бердичів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87 575</text:p>
          </table:table-cell>
        </table:table-row>
        <table:table-row table:style-name="ro2">
          <table:table-cell office:value-type="string">
            <text:p><text:a xlink:href="http://uk.wikipedia.org/wiki/Житомир">Житомир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284 236</text:p>
          </table:table-cell>
        </table:table-row>
        <table:table-row table:style-name="ro2">
          <table:table-cell office:value-type="string">
            <text:p><text:a xlink:href="http://uk.wikipedia.org/wiki/Коростень">Коростень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66 669</text:p>
          </table:table-cell>
        </table:table-row>
        <table:table-row table:style-name="ro2">
          <table:table-cell office:value-type="string">
            <text:p><text:a xlink:href="http://uk.wikipedia.org/wiki/Коростишів">Коростишів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26 068</text:p>
          </table:table-cell>
        </table:table-row>
        <table:table-row table:style-name="ro2">
          <table:table-cell office:value-type="string">
            <text:p><text:a xlink:href="http://uk.wikipedia.org/wiki/Малин">Малин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28 113</text:p>
          </table:table-cell>
        </table:table-row>
        <table:table-row table:style-name="ro2">
          <table:table-cell office:value-type="string">
            <text:p><text:a xlink:href="http://uk.wikipedia.org/wiki/Новоград-Волинський">Новоград-Волинський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56 259</text:p>
          </table:table-cell>
        </table:table-row>
        <table:table-row table:style-name="ro2">
          <table:table-cell office:value-type="string">
            <text:p><text:a xlink:href="http://uk.wikipedia.org/wiki/Овруч">Овруч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17 031</text:p>
          </table:table-cell>
        </table:table-row>
        <table:table-row table:style-name="ro2">
          <table:table-cell office:value-type="string">
            <text:p><text:a xlink:href="http://uk.wikipedia.org/wiki/Радомишль">Радомишль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15 326</text:p>
          </table:table-cell>
        </table:table-row>
        <table:table-row table:style-name="ro2">
          <table:table-cell office:value-type="string">
            <text:p><text:a xlink:href="http://uk.wikipedia.org/wiki/Берегове_(місто)">Берегове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26 735</text:p>
          </table:table-cell>
        </table:table-row>
        <table:table-row table:style-name="ro2">
          <table:table-cell office:value-type="string">
            <text:p><text:a xlink:href="http://uk.wikipedia.org/wiki/Виноградів">Виноградів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25 760</text:p>
          </table:table-cell>
        </table:table-row>
        <table:table-row table:style-name="ro2">
          <table:table-cell office:value-type="string">
            <text:p><text:a xlink:href="http://uk.wikipedia.org/wiki/Іршава">Іршава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9 515</text:p>
          </table:table-cell>
        </table:table-row>
        <table:table-row table:style-name="ro2">
          <table:table-cell office:value-type="string">
            <text:p><text:a xlink:href="http://uk.wikipedia.org/wiki/Мукачеве">Мукачеве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82 346</text:p>
          </table:table-cell>
        </table:table-row>
        <table:table-row table:style-name="ro2">
          <table:table-cell office:value-type="string">
            <text:p><text:a xlink:href="http://uk.wikipedia.org/wiki/Рахів">Рахів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15 241</text:p>
          </table:table-cell>
        </table:table-row>
        <table:table-row table:style-name="ro2">
          <table:table-cell office:value-type="string">
            <text:p><text:a xlink:href="http://uk.wikipedia.org/wiki/Свалява">Свалява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17 145</text:p>
          </table:table-cell>
        </table:table-row>
        <table:table-row table:style-name="ro2">
          <table:table-cell office:value-type="string">
            <text:p><text:a xlink:href="http://uk.wikipedia.org/wiki/Тячів">Тячів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9 786</text:p>
          </table:table-cell>
        </table:table-row>
        <table:table-row table:style-name="ro2">
          <table:table-cell office:value-type="string">
            <text:p><text:a xlink:href="http://uk.wikipedia.org/wiki/Ужгород">Ужгород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117 317</text:p>
          </table:table-cell>
        </table:table-row>
        <table:table-row table:style-name="ro2">
          <table:table-cell office:value-type="string">
            <text:p><text:a xlink:href="http://uk.wikipedia.org/wiki/Хуст">Хуст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29 080</text:p>
          </table:table-cell>
        </table:table-row>
        <table:table-row table:style-name="ro2">
          <table:table-cell office:value-type="string">
            <text:p><text:a xlink:href="http://uk.wikipedia.org/wiki/Чоп">Чоп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8 919</text:p>
          </table:table-cell>
        </table:table-row>
        <table:table-row table:style-name="ro2">
          <table:table-cell office:value-type="string">
            <text:p><text:a xlink:href="http://uk.wikipedia.org/wiki/Бердянськ">Бердянськ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21 692</text:p>
          </table:table-cell>
        </table:table-row>
        <table:table-row table:style-name="ro2">
          <table:table-cell office:value-type="string">
            <text:p><text:a xlink:href="http://uk.wikipedia.org/wiki/Василівка_(Василівський_район)">Василівка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5 592</text:p>
          </table:table-cell>
        </table:table-row>
        <table:table-row table:style-name="ro2">
          <table:table-cell office:value-type="string">
            <text:p><text:a xlink:href="http://uk.wikipedia.org/wiki/Вільнянськ">Вільнянськ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6 522</text:p>
          </table:table-cell>
        </table:table-row>
        <table:table-row table:style-name="ro2">
          <table:table-cell office:value-type="string">
            <text:p><text:a xlink:href="http://uk.wikipedia.org/wiki/Гуляйполе">Гуляйполе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7 077</text:p>
          </table:table-cell>
        </table:table-row>
        <table:table-row table:style-name="ro2">
          <table:table-cell office:value-type="string">
            <text:p><text:a xlink:href="http://uk.wikipedia.org/wiki/Дніпрорудне">Дніпрорудне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21 054</text:p>
          </table:table-cell>
        </table:table-row>
        <table:table-row table:style-name="ro2">
          <table:table-cell office:value-type="string">
            <text:p><text:a xlink:href="http://uk.wikipedia.org/wiki/Енергодар">Енергодар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56 242</text:p>
          </table:table-cell>
        </table:table-row>
        <table:table-row table:style-name="ro2">
          <table:table-cell office:value-type="string">
            <text:p><text:a xlink:href="http://uk.wikipedia.org/wiki/Запоріжжя">Запоріжжя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815 256</text:p>
          </table:table-cell>
        </table:table-row>
        <table:table-row table:style-name="ro2">
          <table:table-cell office:value-type="string">
            <text:p><text:a xlink:href="http://uk.wikipedia.org/wiki/Кам%27янка-Дніпровська">Кам'янка-Дніпровська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5 522</text:p>
          </table:table-cell>
        </table:table-row>
        <table:table-row table:style-name="ro2">
          <table:table-cell office:value-type="string">
            <text:p><text:a xlink:href="http://uk.wikipedia.org/wiki/Мелітополь">Мелітополь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60 657</text:p>
          </table:table-cell>
        </table:table-row>
        <table:table-row table:style-name="ro2">
          <table:table-cell office:value-type="string">
            <text:p><text:a xlink:href="http://uk.wikipedia.org/wiki/Молочанськ">Молочанськ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7 964</text:p>
          </table:table-cell>
        </table:table-row>
        <table:table-row table:style-name="ro2">
          <table:table-cell office:value-type="string">
            <text:p><text:a xlink:href="http://uk.wikipedia.org/wiki/Оріхів">Оріхів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7 955</text:p>
          </table:table-cell>
        </table:table-row>
        <table:table-row table:style-name="ro2">
          <table:table-cell office:value-type="string">
            <text:p><text:a xlink:href="http://uk.wikipedia.org/wiki/Пологи">Пологи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22 206</text:p>
          </table:table-cell>
        </table:table-row>
        <table:table-row table:style-name="ro2">
          <table:table-cell office:value-type="string">
            <text:p><text:a xlink:href="http://uk.wikipedia.org/wiki/Приморськ">Приморськ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12 973</text:p>
          </table:table-cell>
        </table:table-row>
        <table:table-row table:style-name="ro2">
          <table:table-cell office:value-type="string">
            <text:p><text:a xlink:href="http://uk.wikipedia.org/wiki/Токмак">Токмак</text:a></text:p>
          </table:table-cell>
          <table:table-cell office:value-type="string">
            <text:p><text:a xlink:href="http://uk.wikipedia.org/wiki/Запорізька_область">Запорізька область</text:a></text:p>
          </table:table-cell>
          <table:table-cell office:value-type="string">
            <text:p>36 275</text:p>
          </table:table-cell>
        </table:table-row>
        <table:table-row table:style-name="ro2">
          <table:table-cell office:value-type="string">
            <text:p><text:a xlink:href="http://uk.wikipedia.org/wiki/Болехів">Болехів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10 633</text:p>
          </table:table-cell>
        </table:table-row>
        <table:table-row table:style-name="ro2">
          <table:table-cell office:value-type="string">
            <text:p><text:a xlink:href="http://uk.wikipedia.org/wiki/Бурштин_(місто)">Бурштин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15 298</text:p>
          </table:table-cell>
        </table:table-row>
        <table:table-row table:style-name="ro2">
          <table:table-cell office:value-type="string">
            <text:p><text:a xlink:href="http://uk.wikipedia.org/wiki/Галич">Галич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6 495</text:p>
          </table:table-cell>
        </table:table-row>
        <table:table-row table:style-name="ro2">
          <table:table-cell office:value-type="string">
            <text:p><text:a xlink:href="http://uk.wikipedia.org/wiki/Городенка">Городенка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9 794</text:p>
          </table:table-cell>
        </table:table-row>
        <table:table-row table:style-name="ro2">
          <table:table-cell office:value-type="string">
            <text:p><text:a xlink:href="http://uk.wikipedia.org/wiki/Долина">Долина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20 906</text:p>
          </table:table-cell>
        </table:table-row>
        <table:table-row table:style-name="ro2">
          <table:table-cell office:value-type="string">
            <text:p><text:a xlink:href="http://uk.wikipedia.org/wiki/Івано-Франківськ">Івано-Франківськ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218 359</text:p>
          </table:table-cell>
        </table:table-row>
        <table:table-row table:style-name="ro2">
          <table:table-cell office:value-type="string">
            <text:p><text:a xlink:href="http://uk.wikipedia.org/wiki/Калуш">Калуш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67 902</text:p>
          </table:table-cell>
        </table:table-row>
        <table:table-row table:style-name="ro2">
          <table:table-cell office:value-type="string">
            <text:p><text:a xlink:href="http://uk.wikipedia.org/wiki/Коломия">Коломия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61 989</text:p>
          </table:table-cell>
        </table:table-row>
        <table:table-row table:style-name="ro2">
          <table:table-cell office:value-type="string">
            <text:p><text:a xlink:href="http://uk.wikipedia.org/wiki/Косів">Косів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8 301</text:p>
          </table:table-cell>
        </table:table-row>
        <table:table-row table:style-name="ro2">
          <table:table-cell office:value-type="string">
            <text:p><text:a xlink:href="http://uk.wikipedia.org/wiki/Надвірна">Надвірна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20 932</text:p>
          </table:table-cell>
        </table:table-row>
        <table:table-row table:style-name="ro2">
          <table:table-cell office:value-type="string">
            <text:p><text:a xlink:href="http://uk.wikipedia.org/wiki/Рогатин">Рогатин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8 607</text:p>
          </table:table-cell>
        </table:table-row>
        <table:table-row table:style-name="ro2">
          <table:table-cell office:value-type="string">
            <text:p><text:a xlink:href="http://uk.wikipedia.org/wiki/Снятин">Снятин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10 479</text:p>
          </table:table-cell>
        </table:table-row>
        <table:table-row table:style-name="ro2">
          <table:table-cell office:value-type="string">
            <text:p><text:a xlink:href="http://uk.wikipedia.org/wiki/Тисмениця">Тисмениця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9 790</text:p>
          </table:table-cell>
        </table:table-row>
        <table:table-row table:style-name="ro2">
          <table:table-cell office:value-type="string">
            <text:p><text:a xlink:href="http://uk.wikipedia.org/wiki/Тлумач">Тлумач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8 831</text:p>
          </table:table-cell>
        </table:table-row>
        <table:table-row table:style-name="ro2">
          <table:table-cell office:value-type="string">
            <text:p><text:a xlink:href="http://uk.wikipedia.org/wiki/Яремча">Яремча</text:a></text:p>
          </table:table-cell>
          <table:table-cell office:value-type="string">
            <text:p><text:a xlink:href="http://uk.wikipedia.org/wiki/Івано-Франківська_область">Івано-Франківська область</text:a></text:p>
          </table:table-cell>
          <table:table-cell office:value-type="string">
            <text:p>7 850</text:p>
          </table:table-cell>
        </table:table-row>
        <table:table-row table:style-name="ro3">
          <table:table-cell office:value-type="string">
            <text:p><text:a xlink:href="http://uk.wikipedia.org/wiki/Київ">КИЇВ</text:a></text:p>
          </table:table-cell>
          <table:table-cell office:value-type="string">
            <text:p>м.<text:a xlink:href="http://uk.wikipedia.org/wiki/Київ">Київ</text:a>, міськрада</text:p>
          </table:table-cell>
          <table:table-cell office:value-type="string">
            <text:p>2 611 327</text:p>
          </table:table-cell>
        </table:table-row>
        <table:table-row table:style-name="ro2">
          <table:table-cell office:value-type="string">
            <text:p><text:a xlink:href="http://uk.wikipedia.org/wiki/Березань">Березань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7 367</text:p>
          </table:table-cell>
        </table:table-row>
        <table:table-row table:style-name="ro2">
          <table:table-cell office:value-type="string">
            <text:p><text:a xlink:href="http://uk.wikipedia.org/wiki/Біла_Церква">Біла Церква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200 131</text:p>
          </table:table-cell>
        </table:table-row>
        <table:table-row table:style-name="ro2">
          <table:table-cell office:value-type="string">
            <text:p><text:a xlink:href="http://uk.wikipedia.org/wiki/Богуслав">Богуслав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7 135</text:p>
          </table:table-cell>
        </table:table-row>
        <table:table-row table:style-name="ro2">
          <table:table-cell office:value-type="string">
            <text:p><text:a xlink:href="http://uk.wikipedia.org/wiki/Бориспіль">Бориспіль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53 975</text:p>
          </table:table-cell>
        </table:table-row>
        <table:table-row table:style-name="ro2">
          <table:table-cell office:value-type="string">
            <text:p><text:a xlink:href="http://uk.wikipedia.org/wiki/Боярка_(місто)">Боярка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35 968</text:p>
          </table:table-cell>
        </table:table-row>
        <table:table-row table:style-name="ro2">
          <table:table-cell office:value-type="string">
            <text:p><text:a xlink:href="http://uk.wikipedia.org/wiki/Бровари">Бровари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86 839</text:p>
          </table:table-cell>
        </table:table-row>
        <table:table-row table:style-name="ro2">
          <table:table-cell office:value-type="string">
            <text:p><text:a xlink:href="http://uk.wikipedia.org/wiki/Васильків">Васильків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39 722</text:p>
          </table:table-cell>
        </table:table-row>
        <table:table-row table:style-name="ro2">
          <table:table-cell office:value-type="string">
            <text:p><text:a xlink:href="http://uk.wikipedia.org/wiki/Вишгород">Вишгород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22 933</text:p>
          </table:table-cell>
        </table:table-row>
        <table:table-row table:style-name="ro2">
          <table:table-cell office:value-type="string">
            <text:p><text:a xlink:href="http://uk.wikipedia.org/wiki/Вишневе_(місто)">Вишневе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34 465</text:p>
          </table:table-cell>
        </table:table-row>
        <table:table-row table:style-name="ro2">
          <table:table-cell office:value-type="string">
            <text:p><text:a xlink:href="http://uk.wikipedia.org/wiki/Ірпінь_(місто)">Ірпінь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40 593</text:p>
          </table:table-cell>
        </table:table-row>
        <table:table-row table:style-name="ro2">
          <table:table-cell office:value-type="string">
            <text:p><text:a xlink:href="http://uk.wikipedia.org/wiki/Кагарлик_(місто)">Кагарлик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3 757</text:p>
          </table:table-cell>
        </table:table-row>
        <table:table-row table:style-name="ro2">
          <table:table-cell office:value-type="string">
            <text:p><text:a xlink:href="http://uk.wikipedia.org/wiki/Миронівка_(Київська_область)">Миронівка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3 368</text:p>
          </table:table-cell>
        </table:table-row>
        <table:table-row table:style-name="ro2">
          <table:table-cell office:value-type="string">
            <text:p><text:a xlink:href="http://uk.wikipedia.org/wiki/Обухів">Обухів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32 776</text:p>
          </table:table-cell>
        </table:table-row>
        <table:table-row table:style-name="ro2">
          <table:table-cell office:value-type="string">
            <text:p><text:a xlink:href="http://uk.wikipedia.org/wiki/Переяслав-Хмельницький">Переяслав-Хмельницький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31 634</text:p>
          </table:table-cell>
        </table:table-row>
        <table:table-row table:style-name="ro2">
          <table:table-cell office:value-type="string">
            <text:p><text:a xlink:href="http://uk.wikipedia.org/wiki/Прип%27ять">Прип'ять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<text:a xlink:href="http://uk.wikipedia.org/wiki/Ржищів">Ржищів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8 447</text:p>
          </table:table-cell>
        </table:table-row>
        <table:table-row table:style-name="ro2">
          <table:table-cell office:value-type="string">
            <text:p><text:a xlink:href="http://uk.wikipedia.org/wiki/Сквира">Сквира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8 126</text:p>
          </table:table-cell>
        </table:table-row>
        <table:table-row table:style-name="ro2">
          <table:table-cell office:value-type="string">
            <text:p><text:a xlink:href="http://uk.wikipedia.org/wiki/Славутич">Славутич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24 402</text:p>
          </table:table-cell>
        </table:table-row>
        <table:table-row table:style-name="ro2">
          <table:table-cell office:value-type="string">
            <text:p><text:a xlink:href="http://uk.wikipedia.org/wiki/Тараща">Тараща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3 452</text:p>
          </table:table-cell>
        </table:table-row>
        <table:table-row table:style-name="ro2">
          <table:table-cell office:value-type="string">
            <text:p><text:a xlink:href="http://uk.wikipedia.org/wiki/Тетіїв">Тетіїв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4 944</text:p>
          </table:table-cell>
        </table:table-row>
        <table:table-row table:style-name="ro2">
          <table:table-cell office:value-type="string">
            <text:p><text:a xlink:href="http://uk.wikipedia.org/wiki/Узин">Узин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3 217</text:p>
          </table:table-cell>
        </table:table-row>
        <table:table-row table:style-name="ro2">
          <table:table-cell office:value-type="string">
            <text:p><text:a xlink:href="http://uk.wikipedia.org/wiki/Українка_(місто)">Українка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14 163</text:p>
          </table:table-cell>
        </table:table-row>
        <table:table-row table:style-name="ro2">
          <table:table-cell office:value-type="string">
            <text:p><text:a xlink:href="http://uk.wikipedia.org/wiki/Фастів">Фастів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51 976</text:p>
          </table:table-cell>
        </table:table-row>
        <table:table-row table:style-name="ro2">
          <table:table-cell office:value-type="string">
            <text:p><text:a xlink:href="http://uk.wikipedia.org/wiki/Чорнобиль">Чорнобиль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<text:a xlink:href="http://uk.wikipedia.org/wiki/Яготин">Яготин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23 659</text:p>
          </table:table-cell>
        </table:table-row>
        <table:table-row table:style-name="ro2">
          <table:table-cell office:value-type="string">
            <text:p><text:a xlink:href="http://uk.wikipedia.org/wiki/Бобринець">Бобринець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12 300</text:p>
          </table:table-cell>
        </table:table-row>
        <table:table-row table:style-name="ro2">
          <table:table-cell office:value-type="string">
            <text:p><text:a xlink:href="http://uk.wikipedia.org/wiki/Гайворон">Гайворон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16 126</text:p>
          </table:table-cell>
        </table:table-row>
        <table:table-row table:style-name="ro2">
          <table:table-cell office:value-type="string">
            <text:p><text:a xlink:href="http://uk.wikipedia.org/wiki/Долинська">Долинська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18 768</text:p>
          </table:table-cell>
        </table:table-row>
        <table:table-row table:style-name="ro2">
          <table:table-cell office:value-type="string">
            <text:p><text:a xlink:href="http://uk.wikipedia.org/wiki/Знам%27янка_(місто)">Знам'янка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29 412</text:p>
          </table:table-cell>
        </table:table-row>
        <table:table-row table:style-name="ro2">
          <table:table-cell office:value-type="string">
            <text:p><text:a xlink:href="http://uk.wikipedia.org/wiki/Кіровоград">Кіровоград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254 103</text:p>
          </table:table-cell>
        </table:table-row>
        <table:table-row table:style-name="ro2">
          <table:table-cell office:value-type="string">
            <text:p><text:a xlink:href="http://uk.wikipedia.org/wiki/Мала_Виска">Мала Виска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13 132</text:p>
          </table:table-cell>
        </table:table-row>
        <table:table-row table:style-name="ro2">
          <table:table-cell office:value-type="string">
            <text:p><text:a xlink:href="http://uk.wikipedia.org/wiki/Новомиргород">Новомиргород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13 220</text:p>
          </table:table-cell>
        </table:table-row>
        <table:table-row table:style-name="ro2">
          <table:table-cell office:value-type="string">
            <text:p><text:a xlink:href="http://uk.wikipedia.org/wiki/Новоукраїнка_(місто)">Новоукраїнка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19 353</text:p>
          </table:table-cell>
        </table:table-row>
        <table:table-row table:style-name="ro2">
          <table:table-cell office:value-type="string">
            <text:p><text:a xlink:href="http://uk.wikipedia.org/wiki/Олександрія">Олександрія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93 357</text:p>
          </table:table-cell>
        </table:table-row>
        <table:table-row table:style-name="ro2">
          <table:table-cell office:value-type="string">
            <text:p><text:a xlink:href="http://uk.wikipedia.org/wiki/Помічна">Помічна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10 946</text:p>
          </table:table-cell>
        </table:table-row>
        <table:table-row table:style-name="ro2">
          <table:table-cell office:value-type="string">
            <text:p><text:a xlink:href="http://uk.wikipedia.org/wiki/Світловодськ">Світловодськ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50 094</text:p>
          </table:table-cell>
        </table:table-row>
        <table:table-row table:style-name="ro2">
          <table:table-cell office:value-type="string">
            <text:p><text:a xlink:href="http://uk.wikipedia.org/wiki/Ульяновка">Ульяновка</text:a></text:p>
          </table:table-cell>
          <table:table-cell office:value-type="string">
            <text:p><text:a xlink:href="http://uk.wikipedia.org/wiki/Кіровоградська_область">Кіровоградська область</text:a></text:p>
          </table:table-cell>
          <table:table-cell office:value-type="string">
            <text:p>7 526</text:p>
          </table:table-cell>
        </table:table-row>
        <table:table-row table:style-name="ro2">
          <table:table-cell office:value-type="string">
            <text:p><text:a xlink:href="http://uk.wikipedia.org/wiki/Алмазна">Алмазна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5 061</text:p>
          </table:table-cell>
        </table:table-row>
        <table:table-row table:style-name="ro2">
          <table:table-cell office:value-type="string">
            <text:p><text:a xlink:href="http://uk.wikipedia.org/wiki/Алчевськ">Алчев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19 193</text:p>
          </table:table-cell>
        </table:table-row>
        <table:table-row table:style-name="ro2">
          <table:table-cell office:value-type="string">
            <text:p><text:a xlink:href="http://uk.wikipedia.org/wiki/Антрацит">Антрацит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63 698</text:p>
          </table:table-cell>
        </table:table-row>
        <table:table-row table:style-name="ro2">
          <table:table-cell office:value-type="string">
            <text:p><text:a xlink:href="http://uk.wikipedia.org/wiki/Артемівськ_(Луганська_область)">Артемів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9 097</text:p>
          </table:table-cell>
        </table:table-row>
        <table:table-row table:style-name="ro2">
          <table:table-cell office:value-type="string">
            <text:p><text:a xlink:href="http://uk.wikipedia.org/wiki/Брянка">Брянка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54 767</text:p>
          </table:table-cell>
        </table:table-row>
        <table:table-row table:style-name="ro2">
          <table:table-cell office:value-type="string">
            <text:p><text:a xlink:href="http://uk.wikipedia.org/wiki/Вахрушеве">Вахрушеве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4 773</text:p>
          </table:table-cell>
        </table:table-row>
        <table:table-row table:style-name="ro2">
          <table:table-cell office:value-type="string">
            <text:p><text:a xlink:href="http://uk.wikipedia.org/wiki/Гірське">Гірське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1 473</text:p>
          </table:table-cell>
        </table:table-row>
        <table:table-row table:style-name="ro2">
          <table:table-cell office:value-type="string">
            <text:p><text:a xlink:href="http://uk.wikipedia.org/wiki/Зимогір%27я">Зимогір'я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1 295</text:p>
          </table:table-cell>
        </table:table-row>
        <table:table-row table:style-name="ro2">
          <table:table-cell office:value-type="string">
            <text:p><text:a xlink:href="http://uk.wikipedia.org/wiki/Золоте">Золоте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7 836</text:p>
          </table:table-cell>
        </table:table-row>
        <table:table-row table:style-name="ro2">
          <table:table-cell office:value-type="string">
            <text:p><text:a xlink:href="http://uk.wikipedia.org/wiki/Зоринськ">Зорин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8 838</text:p>
          </table:table-cell>
        </table:table-row>
        <table:table-row table:style-name="ro2">
          <table:table-cell office:value-type="string">
            <text:p><text:a xlink:href="http://uk.wikipedia.org/wiki/Кіровськ">Кіров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35 199</text:p>
          </table:table-cell>
        </table:table-row>
        <table:table-row table:style-name="ro2">
          <table:table-cell office:value-type="string">
            <text:p><text:a xlink:href="http://uk.wikipedia.org/wiki/Красний_Луч">Красний Луч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94 875</text:p>
          </table:table-cell>
        </table:table-row>
        <table:table-row table:style-name="ro2">
          <table:table-cell office:value-type="string">
            <text:p><text:a xlink:href="http://uk.wikipedia.org/wiki/Краснодон">Краснодон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50 560</text:p>
          </table:table-cell>
        </table:table-row>
        <table:table-row table:style-name="ro2">
          <table:table-cell office:value-type="string">
            <text:p><text:a xlink:href="http://uk.wikipedia.org/wiki/Кремінна">Кремінна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24 447</text:p>
          </table:table-cell>
        </table:table-row>
        <table:table-row table:style-name="ro2">
          <table:table-cell office:value-type="string">
            <text:p><text:a xlink:href="http://uk.wikipedia.org/wiki/Лисичанськ">Лисичан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15 229</text:p>
          </table:table-cell>
        </table:table-row>
        <table:table-row table:style-name="ro2">
          <table:table-cell office:value-type="string">
            <text:p><text:a xlink:href="http://uk.wikipedia.org/wiki/Луганськ">Луган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463 097</text:p>
          </table:table-cell>
        </table:table-row>
        <table:table-row table:style-name="ro2">
          <table:table-cell office:value-type="string">
            <text:p><text:a xlink:href="http://uk.wikipedia.org/wiki/Лутугине">Лутугине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8 833</text:p>
          </table:table-cell>
        </table:table-row>
        <table:table-row table:style-name="ro2">
          <table:table-cell office:value-type="string">
            <text:p><text:a xlink:href="http://uk.wikipedia.org/wiki/Міусинськ">Міусин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6 029</text:p>
          </table:table-cell>
        </table:table-row>
        <table:table-row table:style-name="ro2">
          <table:table-cell office:value-type="string">
            <text:p><text:a xlink:href="http://uk.wikipedia.org/wiki/Молодогвардійськ">Молодогвардій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25 528</text:p>
          </table:table-cell>
        </table:table-row>
        <table:table-row table:style-name="ro2">
          <table:table-cell office:value-type="string">
            <text:p><text:a xlink:href="http://uk.wikipedia.org/wiki/Новодружеськ">Новодруже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9 025</text:p>
          </table:table-cell>
        </table:table-row>
        <table:table-row table:style-name="ro2">
          <table:table-cell office:value-type="string">
            <text:p><text:a xlink:href="http://uk.wikipedia.org/wiki/Олександрівськ">Олександрів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7 045</text:p>
          </table:table-cell>
        </table:table-row>
        <table:table-row table:style-name="ro2">
          <table:table-cell office:value-type="string">
            <text:p><text:a xlink:href="http://uk.wikipedia.org/wiki/Первомайськ_(Луганська_область)">Первомай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43 082</text:p>
          </table:table-cell>
        </table:table-row>
        <table:table-row table:style-name="ro2">
          <table:table-cell office:value-type="string">
            <text:p><text:a xlink:href="http://uk.wikipedia.org/wiki/Перевальськ">Переваль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29 665</text:p>
          </table:table-cell>
        </table:table-row>
        <table:table-row table:style-name="ro2">
          <table:table-cell office:value-type="string">
            <text:p><text:a xlink:href="http://uk.wikipedia.org/wiki/Петровське">Петровське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5 478</text:p>
          </table:table-cell>
        </table:table-row>
        <table:table-row table:style-name="ro2">
          <table:table-cell office:value-type="string">
            <text:p><text:a xlink:href="http://uk.wikipedia.org/wiki/Попасна">Попасна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25 951</text:p>
          </table:table-cell>
        </table:table-row>
        <table:table-row table:style-name="ro2">
          <table:table-cell office:value-type="string">
            <text:p><text:a xlink:href="http://uk.wikipedia.org/wiki/Привілля">Привілля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9 004</text:p>
          </table:table-cell>
        </table:table-row>
        <table:table-row table:style-name="ro2">
          <table:table-cell office:value-type="string">
            <text:p><text:a xlink:href="http://uk.wikipedia.org/wiki/Ровеньки">Ровеньки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53 725</text:p>
          </table:table-cell>
        </table:table-row>
        <table:table-row table:style-name="ro2">
          <table:table-cell office:value-type="string">
            <text:p><text:a xlink:href="http://uk.wikipedia.org/wiki/Рубіжне">Рубіжне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65 322</text:p>
          </table:table-cell>
        </table:table-row>
        <table:table-row table:style-name="ro2">
          <table:table-cell office:value-type="string">
            <text:p><text:a xlink:href="http://uk.wikipedia.org/wiki/Сватове">Сватове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9 495</text:p>
          </table:table-cell>
        </table:table-row>
        <table:table-row table:style-name="ro2">
          <table:table-cell office:value-type="string">
            <text:p><text:a xlink:href="http://uk.wikipedia.org/wiki/Свердловськ">Свердлов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72 531</text:p>
          </table:table-cell>
        </table:table-row>
        <table:table-row table:style-name="ro2">
          <table:table-cell office:value-type="string">
            <text:p><text:a xlink:href="http://uk.wikipedia.org/wiki/Сєверодонецьк">Сєверодонец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19 940</text:p>
          </table:table-cell>
        </table:table-row>
        <table:table-row table:style-name="ro2">
          <table:table-cell office:value-type="string">
            <text:p><text:a xlink:href="http://uk.wikipedia.org/wiki/Старобільськ">Старобіль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22 371</text:p>
          </table:table-cell>
        </table:table-row>
        <table:table-row table:style-name="ro2">
          <table:table-cell office:value-type="string">
            <text:p><text:a xlink:href="http://uk.wikipedia.org/wiki/Стаханов">Стаханов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90 152</text:p>
          </table:table-cell>
        </table:table-row>
        <table:table-row table:style-name="ro2">
          <table:table-cell office:value-type="string">
            <text:p><text:a xlink:href="http://uk.wikipedia.org/wiki/Суходільськ">Суходіль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23 642</text:p>
          </table:table-cell>
        </table:table-row>
        <table:table-row table:style-name="ro2">
          <table:table-cell office:value-type="string">
            <text:p><text:a xlink:href="http://uk.wikipedia.org/wiki/Теплогірськ">Теплогір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3 053</text:p>
          </table:table-cell>
        </table:table-row>
        <table:table-row table:style-name="ro2">
          <table:table-cell office:value-type="string">
            <text:p><text:a xlink:href="http://uk.wikipedia.org/wiki/Червонопартизанськ">Червонопартизанськ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7 680</text:p>
          </table:table-cell>
        </table:table-row>
        <table:table-row table:style-name="ro2">
          <table:table-cell office:value-type="string">
            <text:p><text:a xlink:href="http://uk.wikipedia.org/wiki/Щастя">Щастя</text:a></text:p>
          </table:table-cell>
          <table:table-cell office:value-type="string">
            <text:p><text:a xlink:href="http://uk.wikipedia.org/wiki/Луганська_область">Луганська область</text:a></text:p>
          </table:table-cell>
          <table:table-cell office:value-type="string">
            <text:p>13 770</text:p>
          </table:table-cell>
        </table:table-row>
        <table:table-row table:style-name="ro2">
          <table:table-cell office:value-type="string">
            <text:p><text:a xlink:href="http://uk.wikipedia.org/wiki/Белз">Белз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2 478</text:p>
          </table:table-cell>
        </table:table-row>
        <table:table-row table:style-name="ro2">
          <table:table-cell office:value-type="string">
            <text:p><text:a xlink:href="http://uk.wikipedia.org/wiki/Бібрка">Бібрка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3 980</text:p>
          </table:table-cell>
        </table:table-row>
        <table:table-row table:style-name="ro2">
          <table:table-cell office:value-type="string">
            <text:p><text:a xlink:href="http://uk.wikipedia.org/wiki/Борислав">Борисла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38 122</text:p>
          </table:table-cell>
        </table:table-row>
        <table:table-row table:style-name="ro2">
          <table:table-cell office:value-type="string">
            <text:p><text:a xlink:href="http://uk.wikipedia.org/wiki/Броди">Брод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23 239</text:p>
          </table:table-cell>
        </table:table-row>
        <table:table-row table:style-name="ro2">
          <table:table-cell office:value-type="string">
            <text:p><text:a xlink:href="http://uk.wikipedia.org/wiki/Буськ">Буськ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8 673</text:p>
          </table:table-cell>
        </table:table-row>
        <table:table-row table:style-name="ro2">
          <table:table-cell office:value-type="string">
            <text:p><text:a xlink:href="http://uk.wikipedia.org/wiki/Великі_Мости">Великі Мост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5 925</text:p>
          </table:table-cell>
        </table:table-row>
        <table:table-row table:style-name="ro2">
          <table:table-cell office:value-type="string">
            <text:p><text:a xlink:href="http://uk.wikipedia.org/wiki/Винники">Винник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3 654</text:p>
          </table:table-cell>
        </table:table-row>
        <table:table-row table:style-name="ro2">
          <table:table-cell office:value-type="string">
            <text:p><text:a xlink:href="http://uk.wikipedia.org/wiki/Глиняни">Глинян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3 378</text:p>
          </table:table-cell>
        </table:table-row>
        <table:table-row table:style-name="ro2">
          <table:table-cell office:value-type="string">
            <text:p><text:a xlink:href="http://uk.wikipedia.org/wiki/Городок_(Львівська_область)">Городок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6 082</text:p>
          </table:table-cell>
        </table:table-row>
        <table:table-row table:style-name="ro2">
          <table:table-cell office:value-type="string">
            <text:p><text:a xlink:href="http://uk.wikipedia.org/wiki/Добромиль">Добромиль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4 976</text:p>
          </table:table-cell>
        </table:table-row>
        <table:table-row table:style-name="ro2">
          <table:table-cell office:value-type="string">
            <text:p><text:a xlink:href="http://uk.wikipedia.org/wiki/Дрогобич">Дрогобич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79 119</text:p>
          </table:table-cell>
        </table:table-row>
        <table:table-row table:style-name="ro2">
          <table:table-cell office:value-type="string">
            <text:p><text:a xlink:href="http://uk.wikipedia.org/wiki/Дубляни">Дублян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8 469</text:p>
          </table:table-cell>
        </table:table-row>
        <table:table-row table:style-name="ro2">
          <table:table-cell office:value-type="string">
            <text:p><text:a xlink:href="http://uk.wikipedia.org/wiki/Жидачів">Жидач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1 798</text:p>
          </table:table-cell>
        </table:table-row>
        <table:table-row table:style-name="ro2">
          <table:table-cell office:value-type="string">
            <text:p><text:a xlink:href="http://uk.wikipedia.org/wiki/Жовква">Жовква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3 474</text:p>
          </table:table-cell>
        </table:table-row>
        <table:table-row table:style-name="ro2">
          <table:table-cell office:value-type="string">
            <text:p><text:a xlink:href="http://uk.wikipedia.org/wiki/Золочів_(Львівська_область)">Золочів (Львівська область)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23 481</text:p>
          </table:table-cell>
        </table:table-row>
        <table:table-row table:style-name="ro2">
          <table:table-cell office:value-type="string">
            <text:p><text:a xlink:href="http://uk.wikipedia.org/wiki/Кам%27янка-Бузька">Кам'янка-Бузька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1 674</text:p>
          </table:table-cell>
        </table:table-row>
        <table:table-row table:style-name="ro2">
          <table:table-cell office:value-type="string">
            <text:p><text:a xlink:href="http://uk.wikipedia.org/wiki/Комарно">Комарно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3 994</text:p>
          </table:table-cell>
        </table:table-row>
        <table:table-row table:style-name="ro2">
          <table:table-cell office:value-type="string">
            <text:p><text:a xlink:href="http://uk.wikipedia.org/wiki/Львів">Льв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732 818</text:p>
          </table:table-cell>
        </table:table-row>
        <table:table-row table:style-name="ro2">
          <table:table-cell office:value-type="string">
            <text:p><text:a xlink:href="http://uk.wikipedia.org/wiki/Миколаїв_(місто,_Львівська_область)">Миколаї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4 801</text:p>
          </table:table-cell>
        </table:table-row>
        <table:table-row table:style-name="ro2">
          <table:table-cell office:value-type="string">
            <text:p><text:a xlink:href="http://uk.wikipedia.org/wiki/Моршин">Моршин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6 482</text:p>
          </table:table-cell>
        </table:table-row>
        <table:table-row table:style-name="ro2">
          <table:table-cell office:value-type="string">
            <text:p><text:a xlink:href="http://uk.wikipedia.org/wiki/Мостиська">Мостиська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9 150</text:p>
          </table:table-cell>
        </table:table-row>
        <table:table-row table:style-name="ro2">
          <table:table-cell office:value-type="string">
            <text:p><text:a xlink:href="http://uk.wikipedia.org/wiki/Новий_Розділ">Новий Розділ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28 227</text:p>
          </table:table-cell>
        </table:table-row>
        <table:table-row table:style-name="ro2">
          <table:table-cell office:value-type="string">
            <text:p><text:a xlink:href="http://uk.wikipedia.org/wiki/Новояворівське">Новояворівське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26 483</text:p>
          </table:table-cell>
        </table:table-row>
        <table:table-row table:style-name="ro2">
          <table:table-cell office:value-type="string">
            <text:p><text:a xlink:href="http://uk.wikipedia.org/wiki/Перемишляни">Перемишлян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7 565</text:p>
          </table:table-cell>
        </table:table-row>
        <table:table-row table:style-name="ro2">
          <table:table-cell office:value-type="string">
            <text:p><text:a xlink:href="http://uk.wikipedia.org/wiki/Пустомити">Пустомит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9 798</text:p>
          </table:table-cell>
        </table:table-row>
        <table:table-row table:style-name="ro2">
          <table:table-cell office:value-type="string">
            <text:p><text:a xlink:href="http://uk.wikipedia.org/wiki/Рава-Руська">Рава-Руська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8 070</text:p>
          </table:table-cell>
        </table:table-row>
        <table:table-row table:style-name="ro2">
          <table:table-cell office:value-type="string">
            <text:p><text:a xlink:href="http://uk.wikipedia.org/wiki/Радехів">Радех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9 230</text:p>
          </table:table-cell>
        </table:table-row>
        <table:table-row table:style-name="ro2">
          <table:table-cell office:value-type="string">
            <text:p><text:a xlink:href="http://uk.wikipedia.org/wiki/Рудки">Рудки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4 942</text:p>
          </table:table-cell>
        </table:table-row>
        <table:table-row table:style-name="ro2">
          <table:table-cell office:value-type="string">
            <text:p><text:a xlink:href="http://uk.wikipedia.org/wiki/Самбір">Самбір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36 556</text:p>
          </table:table-cell>
        </table:table-row>
        <table:table-row table:style-name="ro2">
          <table:table-cell office:value-type="string">
            <text:p><text:a xlink:href="http://uk.wikipedia.org/wiki/Сколе">Сколе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6 742</text:p>
          </table:table-cell>
        </table:table-row>
        <table:table-row table:style-name="ro2">
          <table:table-cell office:value-type="string">
            <text:p><text:a xlink:href="http://uk.wikipedia.org/wiki/Сокаль">Сокаль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21 693</text:p>
          </table:table-cell>
        </table:table-row>
        <table:table-row table:style-name="ro2">
          <table:table-cell office:value-type="string">
            <text:p><text:a xlink:href="http://uk.wikipedia.org/wiki/Соснівка_(місто)">Соснівка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1 889</text:p>
          </table:table-cell>
        </table:table-row>
        <table:table-row table:style-name="ro2">
          <table:table-cell office:value-type="string">
            <text:p><text:a xlink:href="http://uk.wikipedia.org/wiki/Старий_Самбір">Старий Самбір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5 706</text:p>
          </table:table-cell>
        </table:table-row>
        <table:table-row table:style-name="ro2">
          <table:table-cell office:value-type="string">
            <text:p><text:a xlink:href="http://uk.wikipedia.org/wiki/Стебник">Стебник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20 863</text:p>
          </table:table-cell>
        </table:table-row>
        <table:table-row table:style-name="ro2">
          <table:table-cell office:value-type="string">
            <text:p><text:a xlink:href="http://uk.wikipedia.org/wiki/Стрий_(місто)">Стрий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62 479</text:p>
          </table:table-cell>
        </table:table-row>
        <table:table-row table:style-name="ro2">
          <table:table-cell office:value-type="string">
            <text:p><text:a xlink:href="http://uk.wikipedia.org/wiki/Судова_Вишня">Судова Вишня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6 668</text:p>
          </table:table-cell>
        </table:table-row>
        <table:table-row table:style-name="ro2">
          <table:table-cell office:value-type="string">
            <text:p><text:a xlink:href="http://uk.wikipedia.org/wiki/Трускавець">Трускавець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31 037</text:p>
          </table:table-cell>
        </table:table-row>
        <table:table-row table:style-name="ro2">
          <table:table-cell office:value-type="string">
            <text:p><text:a xlink:href="http://uk.wikipedia.org/wiki/Турка">Турка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7 681</text:p>
          </table:table-cell>
        </table:table-row>
        <table:table-row table:style-name="ro2">
          <table:table-cell office:value-type="string">
            <text:p><text:a xlink:href="http://uk.wikipedia.org/wiki/Угнів">Угн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 021</text:p>
          </table:table-cell>
        </table:table-row>
        <table:table-row table:style-name="ro2">
          <table:table-cell office:value-type="string">
            <text:p><text:a xlink:href="http://uk.wikipedia.org/wiki/Хирів">Хир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4 590</text:p>
          </table:table-cell>
        </table:table-row>
        <table:table-row table:style-name="ro2">
          <table:table-cell office:value-type="string">
            <text:p><text:a xlink:href="http://uk.wikipedia.org/wiki/Ходорів">Ходор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0 565</text:p>
          </table:table-cell>
        </table:table-row>
        <table:table-row table:style-name="ro2">
          <table:table-cell office:value-type="string">
            <text:p><text:a xlink:href="http://uk.wikipedia.org/wiki/Червоноград">Червоноград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70 568</text:p>
          </table:table-cell>
        </table:table-row>
        <table:table-row table:style-name="ro2">
          <table:table-cell office:value-type="string">
            <text:p><text:a xlink:href="http://uk.wikipedia.org/wiki/Яворів">Явор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13 510</text:p>
          </table:table-cell>
        </table:table-row>
        <table:table-row table:style-name="ro2">
          <table:table-cell office:value-type="string">
            <text:p><text:a xlink:href="http://uk.wikipedia.org/wiki/Баштанка">Баштанка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13 146</text:p>
          </table:table-cell>
        </table:table-row>
        <table:table-row table:style-name="ro2">
          <table:table-cell office:value-type="string">
            <text:p><text:a xlink:href="http://uk.wikipedia.org/wiki/Вознесенськ">Вознесенськ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42 634</text:p>
          </table:table-cell>
        </table:table-row>
        <table:table-row table:style-name="ro2">
          <table:table-cell office:value-type="string">
            <text:p><text:a xlink:href="http://uk.wikipedia.org/wiki/Миколаїв">Миколаїв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514 136</text:p>
          </table:table-cell>
        </table:table-row>
        <table:table-row table:style-name="ro2">
          <table:table-cell office:value-type="string">
            <text:p><text:a xlink:href="http://uk.wikipedia.org/wiki/Нова_Одеса">Нова Одеса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14 070</text:p>
          </table:table-cell>
        </table:table-row>
        <table:table-row table:style-name="ro2">
          <table:table-cell office:value-type="string">
            <text:p><text:a xlink:href="http://uk.wikipedia.org/wiki/Новий_Буг">Новий Буг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16 250</text:p>
          </table:table-cell>
        </table:table-row>
        <table:table-row table:style-name="ro2">
          <table:table-cell office:value-type="string">
            <text:p><text:a xlink:href="http://uk.wikipedia.org/wiki/Очаків">Очаків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16 929</text:p>
          </table:table-cell>
        </table:table-row>
        <table:table-row table:style-name="ro2">
          <table:table-cell office:value-type="string">
            <text:p><text:a xlink:href="http://uk.wikipedia.org/wiki/Первомайськ_(Миколаївська_область)">Первомайськ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70 170</text:p>
          </table:table-cell>
        </table:table-row>
        <table:table-row table:style-name="ro2">
          <table:table-cell office:value-type="string">
            <text:p><text:a xlink:href="http://uk.wikipedia.org/wiki/Снігурівка_(місто)">Снігурівка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15 447</text:p>
          </table:table-cell>
        </table:table-row>
        <table:table-row table:style-name="ro2">
          <table:table-cell office:value-type="string">
            <text:p><text:a xlink:href="http://uk.wikipedia.org/wiki/Южноукраїнськ">Южноукраїнськ</text:a></text:p>
          </table:table-cell>
          <table:table-cell office:value-type="string">
            <text:p><text:a xlink:href="http://uk.wikipedia.org/wiki/Миколаївська_область">Миколаївська область</text:a></text:p>
          </table:table-cell>
          <table:table-cell office:value-type="string">
            <text:p>38 206</text:p>
          </table:table-cell>
        </table:table-row>
        <table:table-row table:style-name="ro2">
          <table:table-cell office:value-type="string">
            <text:p><text:a xlink:href="http://uk.wikipedia.org/wiki/Ананьїв">Ананьїв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9 476</text:p>
          </table:table-cell>
        </table:table-row>
        <table:table-row table:style-name="ro2">
          <table:table-cell office:value-type="string">
            <text:p><text:a xlink:href="http://uk.wikipedia.org/wiki/Арциз">Арциз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16 370</text:p>
          </table:table-cell>
        </table:table-row>
        <table:table-row table:style-name="ro2">
          <table:table-cell office:value-type="string">
            <text:p><text:a xlink:href="http://uk.wikipedia.org/wiki/Балта">Балта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19 962</text:p>
          </table:table-cell>
        </table:table-row>
        <table:table-row table:style-name="ro2">
          <table:table-cell office:value-type="string">
            <text:p><text:a xlink:href="http://uk.wikipedia.org/wiki/Березівка_(місто)">Березівка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9 481</text:p>
          </table:table-cell>
        </table:table-row>
        <table:table-row table:style-name="ro2">
          <table:table-cell office:value-type="string">
            <text:p><text:a xlink:href="http://uk.wikipedia.org/wiki/Білгород-Дністровський">Білгород-Дністровський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51 890</text:p>
          </table:table-cell>
        </table:table-row>
        <table:table-row table:style-name="ro2">
          <table:table-cell office:value-type="string">
            <text:p><text:a xlink:href="http://uk.wikipedia.org/wiki/Біляївка_(місто)">Біляївка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14 294</text:p>
          </table:table-cell>
        </table:table-row>
        <table:table-row table:style-name="ro2">
          <table:table-cell office:value-type="string">
            <text:p><text:a xlink:href="http://uk.wikipedia.org/wiki/Болград">Болград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17 353</text:p>
          </table:table-cell>
        </table:table-row>
        <table:table-row table:style-name="ro2">
          <table:table-cell office:value-type="string">
            <text:p><text:a xlink:href="http://uk.wikipedia.org/wiki/Вилкове">Вилкове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9 260</text:p>
          </table:table-cell>
        </table:table-row>
        <table:table-row table:style-name="ro2">
          <table:table-cell office:value-type="string">
            <text:p><text:a xlink:href="http://uk.wikipedia.org/wiki/Ізмаїл">Ізмаїл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84 815</text:p>
          </table:table-cell>
        </table:table-row>
        <table:table-row table:style-name="ro2">
          <table:table-cell office:value-type="string">
            <text:p><text:a xlink:href="http://uk.wikipedia.org/wiki/Іллічівськ">Іллічівськ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54 151</text:p>
          </table:table-cell>
        </table:table-row>
        <table:table-row table:style-name="ro2">
          <table:table-cell office:value-type="string">
            <text:p><text:a xlink:href="http://uk.wikipedia.org/wiki/Кілія">Кілія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22 594</text:p>
          </table:table-cell>
        </table:table-row>
        <table:table-row table:style-name="ro2">
          <table:table-cell office:value-type="string">
            <text:p><text:a xlink:href="http://uk.wikipedia.org/wiki/Кодима_(місто)">Кодима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9 634</text:p>
          </table:table-cell>
        </table:table-row>
        <table:table-row table:style-name="ro2">
          <table:table-cell office:value-type="string">
            <text:p><text:a xlink:href="http://uk.wikipedia.org/wiki/Котовськ">Котовськ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40 718</text:p>
          </table:table-cell>
        </table:table-row>
        <table:table-row table:style-name="ro2">
          <table:table-cell office:value-type="string">
            <text:p><text:a xlink:href="http://uk.wikipedia.org/wiki/Одеса">Одеса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1 029 049</text:p>
          </table:table-cell>
        </table:table-row>
        <table:table-row table:style-name="ro2">
          <table:table-cell office:value-type="string">
            <text:p><text:a xlink:href="http://uk.wikipedia.org/wiki/Рені">Рені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20 481</text:p>
          </table:table-cell>
        </table:table-row>
        <table:table-row table:style-name="ro2">
          <table:table-cell office:value-type="string">
            <text:p><text:a xlink:href="http://uk.wikipedia.org/wiki/Роздільна">Роздільна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17 754</text:p>
          </table:table-cell>
        </table:table-row>
        <table:table-row table:style-name="ro2">
          <table:table-cell office:value-type="string">
            <text:p><text:a xlink:href="http://uk.wikipedia.org/wiki/Татарбунари">Татарбунари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10 797</text:p>
          </table:table-cell>
        </table:table-row>
        <table:table-row table:style-name="ro2">
          <table:table-cell office:value-type="string">
            <text:p><text:a xlink:href="http://uk.wikipedia.org/wiki/Теплодар">Теплодар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8 830</text:p>
          </table:table-cell>
        </table:table-row>
        <table:table-row table:style-name="ro2">
          <table:table-cell office:value-type="string">
            <text:p><text:a xlink:href="http://uk.wikipedia.org/wiki/Южне">Южне</text:a></text:p>
          </table:table-cell>
          <table:table-cell office:value-type="string">
            <text:p><text:a xlink:href="http://uk.wikipedia.org/wiki/Одеська_область">Одеська область</text:a></text:p>
          </table:table-cell>
          <table:table-cell office:value-type="string">
            <text:p>23 977</text:p>
          </table:table-cell>
        </table:table-row>
        <table:table-row table:style-name="ro2">
          <table:table-cell office:value-type="string">
            <text:p><text:a xlink:href="http://uk.wikipedia.org/wiki/Гадяч">Гадяч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22 698</text:p>
          </table:table-cell>
        </table:table-row>
        <table:table-row table:style-name="ro2">
          <table:table-cell office:value-type="string">
            <text:p><text:a xlink:href="http://uk.wikipedia.org/wiki/Глобине">Глобине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2 902</text:p>
          </table:table-cell>
        </table:table-row>
        <table:table-row table:style-name="ro2">
          <table:table-cell office:value-type="string">
            <text:p><text:a xlink:href="http://uk.wikipedia.org/wiki/Гребінка">Гребінка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1 662</text:p>
          </table:table-cell>
        </table:table-row>
        <table:table-row table:style-name="ro2">
          <table:table-cell office:value-type="string">
            <text:p><text:a xlink:href="http://uk.wikipedia.org/wiki/Зіньків">Зіньків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0 577</text:p>
          </table:table-cell>
        </table:table-row>
        <table:table-row table:style-name="ro2">
          <table:table-cell office:value-type="string">
            <text:p><text:a xlink:href="http://uk.wikipedia.org/wiki/Карлівка">Карлівка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7 995</text:p>
          </table:table-cell>
        </table:table-row>
        <table:table-row table:style-name="ro2">
          <table:table-cell office:value-type="string">
            <text:p><text:a xlink:href="http://uk.wikipedia.org/wiki/Кобеляки">Кобеляки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2 076</text:p>
          </table:table-cell>
        </table:table-row>
        <table:table-row table:style-name="ro2">
          <table:table-cell office:value-type="string">
            <text:p><text:a xlink:href="http://uk.wikipedia.org/wiki/Комсомольськ_(місто)">Комсомольськ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51 740</text:p>
          </table:table-cell>
        </table:table-row>
        <table:table-row table:style-name="ro2">
          <table:table-cell office:value-type="string">
            <text:p><text:a xlink:href="http://uk.wikipedia.org/wiki/Кременчук">Кременчук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234 073</text:p>
          </table:table-cell>
        </table:table-row>
        <table:table-row table:style-name="ro2">
          <table:table-cell office:value-type="string">
            <text:p><text:a xlink:href="http://uk.wikipedia.org/wiki/Лохвиця">Лохвиця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2 389</text:p>
          </table:table-cell>
        </table:table-row>
        <table:table-row table:style-name="ro2">
          <table:table-cell office:value-type="string">
            <text:p><text:a xlink:href="http://uk.wikipedia.org/wiki/Лубни">Лубни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52 572</text:p>
          </table:table-cell>
        </table:table-row>
        <table:table-row table:style-name="ro2">
          <table:table-cell office:value-type="string">
            <text:p><text:a xlink:href="http://uk.wikipedia.org/wiki/Миргород">Миргород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42 886</text:p>
          </table:table-cell>
        </table:table-row>
        <table:table-row table:style-name="ro2">
          <table:table-cell office:value-type="string">
            <text:p><text:a xlink:href="http://uk.wikipedia.org/wiki/Пирятин">Пирятин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6 664</text:p>
          </table:table-cell>
        </table:table-row>
        <table:table-row table:style-name="ro2">
          <table:table-cell office:value-type="string">
            <text:p><text:a xlink:href="http://uk.wikipedia.org/wiki/Полтава">Полтава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317 998</text:p>
          </table:table-cell>
        </table:table-row>
        <table:table-row table:style-name="ro2">
          <table:table-cell office:value-type="string">
            <text:p><text:a xlink:href="http://uk.wikipedia.org/wiki/Хорол">Хорол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14 753</text:p>
          </table:table-cell>
        </table:table-row>
        <table:table-row table:style-name="ro2">
          <table:table-cell office:value-type="string">
            <text:p><text:a xlink:href="http://uk.wikipedia.org/wiki/Червонозаводське">Червонозаводське</text:a></text:p>
          </table:table-cell>
          <table:table-cell office:value-type="string">
            <text:p><text:a xlink:href="http://uk.wikipedia.org/wiki/Полтавська_область">Полтавська область</text:a></text:p>
          </table:table-cell>
          <table:table-cell office:value-type="string">
            <text:p>9 024</text:p>
          </table:table-cell>
        </table:table-row>
        <table:table-row table:style-name="ro2">
          <table:table-cell office:value-type="string">
            <text:p><text:a xlink:href="http://uk.wikipedia.org/wiki/Березне">Березне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13 669</text:p>
          </table:table-cell>
        </table:table-row>
        <table:table-row table:style-name="ro2">
          <table:table-cell office:value-type="string">
            <text:p><text:a xlink:href="http://uk.wikipedia.org/wiki/Дубно">Дубно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39 146</text:p>
          </table:table-cell>
        </table:table-row>
        <table:table-row table:style-name="ro2">
          <table:table-cell office:value-type="string">
            <text:p><text:a xlink:href="http://uk.wikipedia.org/wiki/Дубровиця">Дубровиця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9 644</text:p>
          </table:table-cell>
        </table:table-row>
        <table:table-row table:style-name="ro2">
          <table:table-cell office:value-type="string">
            <text:p><text:a xlink:href="http://uk.wikipedia.org/wiki/Здолбунів">Здолбунів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24 612</text:p>
          </table:table-cell>
        </table:table-row>
        <table:table-row table:style-name="ro2">
          <table:table-cell office:value-type="string">
            <text:p><text:a xlink:href="http://uk.wikipedia.org/wiki/Корець">Корець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8 649</text:p>
          </table:table-cell>
        </table:table-row>
        <table:table-row table:style-name="ro2">
          <table:table-cell office:value-type="string">
            <text:p><text:a xlink:href="http://uk.wikipedia.org/wiki/Костопіль">Костопіль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30 467</text:p>
          </table:table-cell>
        </table:table-row>
        <table:table-row table:style-name="ro2">
          <table:table-cell office:value-type="string">
            <text:p><text:a xlink:href="http://uk.wikipedia.org/wiki/Кузнецовськ">Кузнецовськ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38 830</text:p>
          </table:table-cell>
        </table:table-row>
        <table:table-row table:style-name="ro2">
          <table:table-cell office:value-type="string">
            <text:p><text:a xlink:href="http://uk.wikipedia.org/wiki/Острог">Острог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14 801</text:p>
          </table:table-cell>
        </table:table-row>
        <table:table-row table:style-name="ro2">
          <table:table-cell office:value-type="string">
            <text:p><text:a xlink:href="http://uk.wikipedia.org/wiki/Радивилів">Радивилів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10 311</text:p>
          </table:table-cell>
        </table:table-row>
        <table:table-row table:style-name="ro2">
          <table:table-cell office:value-type="string">
            <text:p><text:a xlink:href="http://uk.wikipedia.org/wiki/Рівне">Рівне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248 813</text:p>
          </table:table-cell>
        </table:table-row>
        <table:table-row table:style-name="ro2">
          <table:table-cell office:value-type="string">
            <text:p><text:a xlink:href="http://uk.wikipedia.org/wiki/Сарни">Сарни</text:a></text:p>
          </table:table-cell>
          <table:table-cell office:value-type="string">
            <text:p><text:a xlink:href="http://uk.wikipedia.org/wiki/Рівненська_область">Рівненська область</text:a></text:p>
          </table:table-cell>
          <table:table-cell office:value-type="string">
            <text:p>28 144</text:p>
          </table:table-cell>
        </table:table-row>
        <table:table-row table:style-name="ro1">
          <table:table-cell office:value-type="string">
            <text:p><text:a xlink:href="http://uk.wikipedia.org/wiki/Інкерман">Інкерман</text:a></text:p>
          </table:table-cell>
          <table:table-cell office:value-type="string">
            <text:p>м.<text:a xlink:href="http://uk.wikipedia.org/wiki/Севастополь">Севастополь</text:a>, міськрада</text:p>
          </table:table-cell>
          <table:table-cell office:value-type="string">
            <text:p>10 628</text:p>
          </table:table-cell>
        </table:table-row>
        <table:table-row table:style-name="ro1">
          <table:table-cell office:value-type="string">
            <text:p><text:a xlink:href="http://uk.wikipedia.org/wiki/Севастополь">Севастополь</text:a></text:p>
          </table:table-cell>
          <table:table-cell office:value-type="string">
            <text:p>м.<text:a xlink:href="http://uk.wikipedia.org/wiki/Севастополь">Севастополь</text:a>, міськрада</text:p>
          </table:table-cell>
          <table:table-cell office:value-type="string">
            <text:p>342 451</text:p>
          </table:table-cell>
        </table:table-row>
        <table:table-row table:style-name="ro2">
          <table:table-cell office:value-type="string">
            <text:p><text:a xlink:href="http://uk.wikipedia.org/wiki/Білопілля">Білопілля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18 384</text:p>
          </table:table-cell>
        </table:table-row>
        <table:table-row table:style-name="ro2">
          <table:table-cell office:value-type="string">
            <text:p><text:a xlink:href="http://uk.wikipedia.org/wiki/Буринь">Буринь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11 678</text:p>
          </table:table-cell>
        </table:table-row>
        <table:table-row table:style-name="ro2">
          <table:table-cell office:value-type="string">
            <text:p><text:a xlink:href="http://uk.wikipedia.org/wiki/Ворожба_(місто)">Ворожба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8 384</text:p>
          </table:table-cell>
        </table:table-row>
        <table:table-row table:style-name="ro2">
          <table:table-cell office:value-type="string">
            <text:p><text:a xlink:href="http://uk.wikipedia.org/wiki/Глухів">Глухів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35 768</text:p>
          </table:table-cell>
        </table:table-row>
        <table:table-row table:style-name="ro2">
          <table:table-cell office:value-type="string">
            <text:p><text:a xlink:href="http://uk.wikipedia.org/wiki/Дружба_(місто)">Дружба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5 726</text:p>
          </table:table-cell>
        </table:table-row>
        <table:table-row table:style-name="ro2">
          <table:table-cell office:value-type="string">
            <text:p><text:a xlink:href="http://uk.wikipedia.org/wiki/Конотоп">Конотоп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92 657</text:p>
          </table:table-cell>
        </table:table-row>
        <table:table-row table:style-name="ro2">
          <table:table-cell office:value-type="string">
            <text:p><text:a xlink:href="http://uk.wikipedia.org/wiki/Кролевець">Кролевець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25 183</text:p>
          </table:table-cell>
        </table:table-row>
        <table:table-row table:style-name="ro2">
          <table:table-cell office:value-type="string">
            <text:p><text:a xlink:href="http://uk.wikipedia.org/wiki/Лебедин">Лебедин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28 948</text:p>
          </table:table-cell>
        </table:table-row>
        <table:table-row table:style-name="ro2">
          <table:table-cell office:value-type="string">
            <text:p><text:a xlink:href="http://uk.wikipedia.org/wiki/Охтирка">Охтирка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50 399</text:p>
          </table:table-cell>
        </table:table-row>
        <table:table-row table:style-name="ro2">
          <table:table-cell office:value-type="string">
            <text:p><text:a xlink:href="http://uk.wikipedia.org/wiki/Путивль">Путивль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17 354</text:p>
          </table:table-cell>
        </table:table-row>
        <table:table-row table:style-name="ro2">
          <table:table-cell office:value-type="string">
            <text:p><text:a xlink:href="http://uk.wikipedia.org/wiki/Ромни">Ромни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50 448</text:p>
          </table:table-cell>
        </table:table-row>
        <table:table-row table:style-name="ro2">
          <table:table-cell office:value-type="string">
            <text:p><text:a xlink:href="http://uk.wikipedia.org/wiki/Середина-Буда">Середина-Буда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7 511</text:p>
          </table:table-cell>
        </table:table-row>
        <table:table-row table:style-name="ro2">
          <table:table-cell office:value-type="string">
            <text:p><text:a xlink:href="http://uk.wikipedia.org/wiki/Суми">Суми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293 141</text:p>
          </table:table-cell>
        </table:table-row>
        <table:table-row table:style-name="ro2">
          <table:table-cell office:value-type="string">
            <text:p><text:a xlink:href="http://uk.wikipedia.org/wiki/Тростянець_(місто)">Тростянець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23 308</text:p>
          </table:table-cell>
        </table:table-row>
        <table:table-row table:style-name="ro2">
          <table:table-cell office:value-type="string">
            <text:p><text:a xlink:href="http://uk.wikipedia.org/wiki/Шостка">Шостка</text:a></text:p>
          </table:table-cell>
          <table:table-cell office:value-type="string">
            <text:p><text:a xlink:href="http://uk.wikipedia.org/wiki/Сумська_область">Сумська область</text:a></text:p>
          </table:table-cell>
          <table:table-cell office:value-type="string">
            <text:p>87 130</text:p>
          </table:table-cell>
        </table:table-row>
        <table:table-row table:style-name="ro2">
          <table:table-cell office:value-type="string">
            <text:p><text:a xlink:href="http://uk.wikipedia.org/wiki/Бережани">Бережани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17 617</text:p>
          </table:table-cell>
        </table:table-row>
        <table:table-row table:style-name="ro2">
          <table:table-cell office:value-type="string">
            <text:p><text:a xlink:href="http://uk.wikipedia.org/wiki/Борщів">Борщів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11 382</text:p>
          </table:table-cell>
        </table:table-row>
        <table:table-row table:style-name="ro2">
          <table:table-cell office:value-type="string">
            <text:p><text:a xlink:href="http://uk.wikipedia.org/wiki/Бучач">Бучач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12 549</text:p>
          </table:table-cell>
        </table:table-row>
        <table:table-row table:style-name="ro2">
          <table:table-cell office:value-type="string">
            <text:p><text:a xlink:href="http://uk.wikipedia.org/wiki/Заліщики">Заліщики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10 125</text:p>
          </table:table-cell>
        </table:table-row>
        <table:table-row table:style-name="ro2">
          <table:table-cell office:value-type="string">
            <text:p><text:a xlink:href="http://uk.wikipedia.org/wiki/Збараж">Збараж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13 228</text:p>
          </table:table-cell>
        </table:table-row>
        <table:table-row table:style-name="ro2">
          <table:table-cell office:value-type="string">
            <text:p><text:a xlink:href="http://uk.wikipedia.org/wiki/Зборів">Зборів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7 436</text:p>
          </table:table-cell>
        </table:table-row>
        <table:table-row table:style-name="ro2">
          <table:table-cell office:value-type="string">
            <text:p><text:a xlink:href="http://uk.wikipedia.org/wiki/Копичинці">Копичинці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7 036</text:p>
          </table:table-cell>
        </table:table-row>
        <table:table-row table:style-name="ro2">
          <table:table-cell office:value-type="string">
            <text:p><text:a xlink:href="http://uk.wikipedia.org/wiki/Кременець">Кременець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22 051</text:p>
          </table:table-cell>
        </table:table-row>
        <table:table-row table:style-name="ro2">
          <table:table-cell office:value-type="string">
            <text:p><text:a xlink:href="http://uk.wikipedia.org/wiki/Ланівці">Ланівці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8 680</text:p>
          </table:table-cell>
        </table:table-row>
        <table:table-row table:style-name="ro2">
          <table:table-cell office:value-type="string">
            <text:p><text:a xlink:href="http://uk.wikipedia.org/wiki/Монастириська">Монастириська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6 344</text:p>
          </table:table-cell>
        </table:table-row>
        <table:table-row table:style-name="ro2">
          <table:table-cell office:value-type="string">
            <text:p><text:a xlink:href="http://uk.wikipedia.org/wiki/Підгайці">Підгайці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3 280</text:p>
          </table:table-cell>
        </table:table-row>
        <table:table-row table:style-name="ro2">
          <table:table-cell office:value-type="string">
            <text:p><text:a xlink:href="http://uk.wikipedia.org/wiki/Почаїв">Почаїв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8 240</text:p>
          </table:table-cell>
        </table:table-row>
        <table:table-row table:style-name="ro2">
          <table:table-cell office:value-type="string">
            <text:p><text:a xlink:href="http://uk.wikipedia.org/wiki/Скалат">Скалат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4 036</text:p>
          </table:table-cell>
        </table:table-row>
        <table:table-row table:style-name="ro2">
          <table:table-cell office:value-type="string">
            <text:p><text:a xlink:href="http://uk.wikipedia.org/wiki/Теребовля">Теребовля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13 661</text:p>
          </table:table-cell>
        </table:table-row>
        <table:table-row table:style-name="ro2">
          <table:table-cell office:value-type="string">
            <text:p><text:a xlink:href="http://uk.wikipedia.org/wiki/Тернопіль">Тернопіль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227 755</text:p>
          </table:table-cell>
        </table:table-row>
        <table:table-row table:style-name="ro2">
          <table:table-cell office:value-type="string">
            <text:p><text:a xlink:href="http://uk.wikipedia.org/wiki/Хоростків">Хоростків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7 306</text:p>
          </table:table-cell>
        </table:table-row>
        <table:table-row table:style-name="ro2">
          <table:table-cell office:value-type="string">
            <text:p><text:a xlink:href="http://uk.wikipedia.org/wiki/Чортків">Чортків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29 057</text:p>
          </table:table-cell>
        </table:table-row>
        <table:table-row table:style-name="ro2">
          <table:table-cell office:value-type="string">
            <text:p><text:a xlink:href="http://uk.wikipedia.org/wiki/Шумськ">Шумськ</text:a></text:p>
          </table:table-cell>
          <table:table-cell office:value-type="string">
            <text:p><text:a xlink:href="http://uk.wikipedia.org/wiki/Тернопільська_область">Тернопільська область</text:a></text:p>
          </table:table-cell>
          <table:table-cell office:value-type="string">
            <text:p>5 161</text:p>
          </table:table-cell>
        </table:table-row>
        <table:table-row table:style-name="ro2">
          <table:table-cell office:value-type="string">
            <text:p><text:a xlink:href="http://uk.wikipedia.org/wiki/Балаклія">Балаклія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32 408</text:p>
          </table:table-cell>
        </table:table-row>
        <table:table-row table:style-name="ro2">
          <table:table-cell office:value-type="string">
            <text:p><text:a xlink:href="http://uk.wikipedia.org/wiki/Барвінкове">Барвінкове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12 998</text:p>
          </table:table-cell>
        </table:table-row>
        <table:table-row table:style-name="ro2">
          <table:table-cell office:value-type="string">
            <text:p><text:a xlink:href="http://uk.wikipedia.org/wiki/Богодухів">Богодухів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18 224</text:p>
          </table:table-cell>
        </table:table-row>
        <table:table-row table:style-name="ro2">
          <table:table-cell office:value-type="string">
            <text:p><text:a xlink:href="http://uk.wikipedia.org/wiki/Валки">Валки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10 381</text:p>
          </table:table-cell>
        </table:table-row>
        <table:table-row table:style-name="ro2">
          <table:table-cell office:value-type="string">
            <text:p><text:a xlink:href="http://uk.wikipedia.org/wiki/Вовчанськ">Вовчанськ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20 695</text:p>
          </table:table-cell>
        </table:table-row>
        <table:table-row table:style-name="ro2">
          <table:table-cell office:value-type="string">
            <text:p><text:a xlink:href="http://uk.wikipedia.org/wiki/Дергачі">Дергачі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20 258</text:p>
          </table:table-cell>
        </table:table-row>
        <table:table-row table:style-name="ro2">
          <table:table-cell office:value-type="string">
            <text:p><text:a xlink:href="http://uk.wikipedia.org/wiki/Зміїв">Зміїв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17 063</text:p>
          </table:table-cell>
        </table:table-row>
        <table:table-row table:style-name="ro2">
          <table:table-cell office:value-type="string">
            <text:p><text:a xlink:href="http://uk.wikipedia.org/wiki/Ізюм">Ізюм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56 114</text:p>
          </table:table-cell>
        </table:table-row>
        <table:table-row table:style-name="ro2">
          <table:table-cell office:value-type="string">
            <text:p><text:a xlink:href="http://uk.wikipedia.org/wiki/Красноград">Красноград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22 670</text:p>
          </table:table-cell>
        </table:table-row>
        <table:table-row table:style-name="ro2">
          <table:table-cell office:value-type="string">
            <text:p><text:a xlink:href="http://uk.wikipedia.org/wiki/Куп%27янськ">Куп'янськ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32 449</text:p>
          </table:table-cell>
        </table:table-row>
        <table:table-row table:style-name="ro2">
          <table:table-cell office:value-type="string">
            <text:p><text:a xlink:href="http://uk.wikipedia.org/wiki/Лозова_(Харківська_область)">Лозова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64 041</text:p>
          </table:table-cell>
        </table:table-row>
        <table:table-row table:style-name="ro2">
          <table:table-cell office:value-type="string">
            <text:p><text:a xlink:href="http://uk.wikipedia.org/wiki/Люботин">Люботин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24 173</text:p>
          </table:table-cell>
        </table:table-row>
        <table:table-row table:style-name="ro2">
          <table:table-cell office:value-type="string">
            <text:p><text:a xlink:href="http://uk.wikipedia.org/wiki/Мерефа">Мерефа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25 018</text:p>
          </table:table-cell>
        </table:table-row>
        <table:table-row table:style-name="ro2">
          <table:table-cell office:value-type="string">
            <text:p><text:a xlink:href="http://uk.wikipedia.org/wiki/Первомайський">Первомайський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32 523</text:p>
          </table:table-cell>
        </table:table-row>
        <table:table-row table:style-name="ro2">
          <table:table-cell office:value-type="string">
            <text:p><text:a xlink:href="http://uk.wikipedia.org/wiki/Південне_(місто)">Південне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8 516</text:p>
          </table:table-cell>
        </table:table-row>
        <table:table-row table:style-name="ro2">
          <table:table-cell office:value-type="string">
            <text:p><text:a xlink:href="http://uk.wikipedia.org/wiki/Харків">Харків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1 470 902</text:p>
          </table:table-cell>
        </table:table-row>
        <table:table-row table:style-name="ro2">
          <table:table-cell office:value-type="string">
            <text:p><text:a xlink:href="http://uk.wikipedia.org/wiki/Чугуїв">Чугуїв</text:a></text:p>
          </table:table-cell>
          <table:table-cell office:value-type="string">
            <text:p><text:a xlink:href="http://uk.wikipedia.org/wiki/Харківська_область">Харківська область</text:a></text:p>
          </table:table-cell>
          <table:table-cell office:value-type="string">
            <text:p>36 789</text:p>
          </table:table-cell>
        </table:table-row>
        <table:table-row table:style-name="ro2">
          <table:table-cell office:value-type="string">
            <text:p><text:a xlink:href="http://uk.wikipedia.org/wiki/Берислав">Берислав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15 455</text:p>
          </table:table-cell>
        </table:table-row>
        <table:table-row table:style-name="ro2">
          <table:table-cell office:value-type="string">
            <text:p><text:a xlink:href="http://uk.wikipedia.org/wiki/Генічеськ">Генічеськ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21 793</text:p>
          </table:table-cell>
        </table:table-row>
        <table:table-row table:style-name="ro2">
          <table:table-cell office:value-type="string">
            <text:p><text:a xlink:href="http://uk.wikipedia.org/wiki/Гола_Пристань">Гола Пристань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16 028</text:p>
          </table:table-cell>
        </table:table-row>
        <table:table-row table:style-name="ro2">
          <table:table-cell office:value-type="string">
            <text:p><text:a xlink:href="http://uk.wikipedia.org/wiki/Каховка">Каховка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38 238</text:p>
          </table:table-cell>
        </table:table-row>
        <table:table-row table:style-name="ro2">
          <table:table-cell office:value-type="string">
            <text:p><text:a xlink:href="http://uk.wikipedia.org/wiki/Нова_Каховка">Нова Каховка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52 137</text:p>
          </table:table-cell>
        </table:table-row>
        <table:table-row table:style-name="ro2">
          <table:table-cell office:value-type="string">
            <text:p><text:a xlink:href="http://uk.wikipedia.org/wiki/Скадовськ">Скадовськ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19 641</text:p>
          </table:table-cell>
        </table:table-row>
        <table:table-row table:style-name="ro2">
          <table:table-cell office:value-type="string">
            <text:p><text:a xlink:href="http://uk.wikipedia.org/wiki/Таврійськ">Таврійськ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11 452</text:p>
          </table:table-cell>
        </table:table-row>
        <table:table-row table:style-name="ro2">
          <table:table-cell office:value-type="string">
            <text:p><text:a xlink:href="http://uk.wikipedia.org/wiki/Херсон">Херсон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328 360</text:p>
          </table:table-cell>
        </table:table-row>
        <table:table-row table:style-name="ro2">
          <table:table-cell office:value-type="string">
            <text:p><text:a xlink:href="http://uk.wikipedia.org/wiki/Цюрупинськ">Цюрупинськ</text:a></text:p>
          </table:table-cell>
          <table:table-cell office:value-type="string">
            <text:p><text:a xlink:href="http://uk.wikipedia.org/wiki/Херсонська_область">Херсонська область</text:a></text:p>
          </table:table-cell>
          <table:table-cell office:value-type="string">
            <text:p>24 123</text:p>
          </table:table-cell>
        </table:table-row>
        <table:table-row table:style-name="ro2">
          <table:table-cell office:value-type="string">
            <text:p><text:a xlink:href="http://uk.wikipedia.org/wiki/Волочиськ">Волочиськ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20 958</text:p>
          </table:table-cell>
        </table:table-row>
        <table:table-row table:style-name="ro2">
          <table:table-cell office:value-type="string">
            <text:p><text:a xlink:href="http://uk.wikipedia.org/wiki/Городок_(Хмельницька_область)">Городок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17 746</text:p>
          </table:table-cell>
        </table:table-row>
        <table:table-row table:style-name="ro2">
          <table:table-cell office:value-type="string">
            <text:p><text:a xlink:href="http://uk.wikipedia.org/wiki/Деражня">Деражня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10 446</text:p>
          </table:table-cell>
        </table:table-row>
        <table:table-row table:style-name="ro2">
          <table:table-cell office:value-type="string">
            <text:p><text:a xlink:href="http://uk.wikipedia.org/wiki/Дунаївці">Дунаївці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16 448</text:p>
          </table:table-cell>
        </table:table-row>
        <table:table-row table:style-name="ro2">
          <table:table-cell office:value-type="string">
            <text:p><text:a xlink:href="http://uk.wikipedia.org/wiki/Ізяслав">Ізяслав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18 444</text:p>
          </table:table-cell>
        </table:table-row>
        <table:table-row table:style-name="ro2">
          <table:table-cell office:value-type="string">
            <text:p><text:a xlink:href="http://uk.wikipedia.org/wiki/Кам%27янець-Подільський">Кам'янець-Подільський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99 610</text:p>
          </table:table-cell>
        </table:table-row>
        <table:table-row table:style-name="ro2">
          <table:table-cell office:value-type="string">
            <text:p><text:a xlink:href="http://uk.wikipedia.org/wiki/Красилів">Красилів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20 580</text:p>
          </table:table-cell>
        </table:table-row>
        <table:table-row table:style-name="ro2">
          <table:table-cell office:value-type="string">
            <text:p><text:a xlink:href="http://uk.wikipedia.org/wiki/Нетішин">Нетішин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34 358</text:p>
          </table:table-cell>
        </table:table-row>
        <table:table-row table:style-name="ro2">
          <table:table-cell office:value-type="string">
            <text:p><text:a xlink:href="http://uk.wikipedia.org/wiki/Полонне">Полонне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23 211</text:p>
          </table:table-cell>
        </table:table-row>
        <table:table-row table:style-name="ro2">
          <table:table-cell office:value-type="string">
            <text:p><text:a xlink:href="http://uk.wikipedia.org/wiki/Славута">Славута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34 340</text:p>
          </table:table-cell>
        </table:table-row>
        <table:table-row table:style-name="ro2">
          <table:table-cell office:value-type="string">
            <text:p><text:a xlink:href="http://uk.wikipedia.org/wiki/Старокостянтинів">Старокостянтинів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35 206</text:p>
          </table:table-cell>
        </table:table-row>
        <table:table-row table:style-name="ro2">
          <table:table-cell office:value-type="string">
            <text:p><text:a xlink:href="http://uk.wikipedia.org/wiki/Хмельницький">Хмельницький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253 994</text:p>
          </table:table-cell>
        </table:table-row>
        <table:table-row table:style-name="ro2">
          <table:table-cell office:value-type="string">
            <text:p><text:a xlink:href="http://uk.wikipedia.org/wiki/Шепетівка">Шепетівка</text:a></text:p>
          </table:table-cell>
          <table:table-cell office:value-type="string">
            <text:p><text:a xlink:href="http://uk.wikipedia.org/wiki/Хмельницька_область">Хмельницька область</text:a></text:p>
          </table:table-cell>
          <table:table-cell office:value-type="string">
            <text:p>48 212</text:p>
          </table:table-cell>
        </table:table-row>
        <table:table-row table:style-name="ro2">
          <table:table-cell office:value-type="string">
            <text:p><text:a xlink:href="http://uk.wikipedia.org/wiki/Ватутіне">Ватутіне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20 156</text:p>
          </table:table-cell>
        </table:table-row>
        <table:table-row table:style-name="ro2">
          <table:table-cell office:value-type="string">
            <text:p><text:a xlink:href="http://uk.wikipedia.org/wiki/Городище_(місто)">Городище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5 645</text:p>
          </table:table-cell>
        </table:table-row>
        <table:table-row table:style-name="ro2">
          <table:table-cell office:value-type="string">
            <text:p><text:a xlink:href="http://uk.wikipedia.org/wiki/Жашків">Жашків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5 853</text:p>
          </table:table-cell>
        </table:table-row>
        <table:table-row table:style-name="ro2">
          <table:table-cell office:value-type="string">
            <text:p><text:a xlink:href="http://uk.wikipedia.org/wiki/Звенигородка">Звенигородка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9 901</text:p>
          </table:table-cell>
        </table:table-row>
        <table:table-row table:style-name="ro2">
          <table:table-cell office:value-type="string">
            <text:p><text:a xlink:href="http://uk.wikipedia.org/wiki/Золотоноша">Золотоноша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28 793</text:p>
          </table:table-cell>
        </table:table-row>
        <table:table-row table:style-name="ro2">
          <table:table-cell office:value-type="string">
            <text:p><text:a xlink:href="http://uk.wikipedia.org/wiki/Кам%27янка_(місто)">Кам'янка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5 109</text:p>
          </table:table-cell>
        </table:table-row>
        <table:table-row table:style-name="ro2">
          <table:table-cell office:value-type="string">
            <text:p><text:a xlink:href="http://uk.wikipedia.org/wiki/Канів">Канів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26 657</text:p>
          </table:table-cell>
        </table:table-row>
        <table:table-row table:style-name="ro2">
          <table:table-cell office:value-type="string">
            <text:p><text:a xlink:href="http://uk.wikipedia.org/wiki/Корсунь-Шевченківський">Корсунь-Шевченківський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9 311</text:p>
          </table:table-cell>
        </table:table-row>
        <table:table-row table:style-name="ro2">
          <table:table-cell office:value-type="string">
            <text:p><text:a xlink:href="http://uk.wikipedia.org/wiki/Монастирище">Монастирище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9 463</text:p>
          </table:table-cell>
        </table:table-row>
        <table:table-row table:style-name="ro2">
          <table:table-cell office:value-type="string">
            <text:p><text:a xlink:href="http://uk.wikipedia.org/wiki/Сміла">Сміла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69 681</text:p>
          </table:table-cell>
        </table:table-row>
        <table:table-row table:style-name="ro2">
          <table:table-cell office:value-type="string">
            <text:p><text:a xlink:href="http://uk.wikipedia.org/wiki/Тальне">Тальне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6 388</text:p>
          </table:table-cell>
        </table:table-row>
        <table:table-row table:style-name="ro2">
          <table:table-cell office:value-type="string">
            <text:p><text:a xlink:href="http://uk.wikipedia.org/wiki/Умань">Умань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88 735</text:p>
          </table:table-cell>
        </table:table-row>
        <table:table-row table:style-name="ro2">
          <table:table-cell office:value-type="string">
            <text:p><text:a xlink:href="http://uk.wikipedia.org/wiki/Христинівка">Христинівка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1 650</text:p>
          </table:table-cell>
        </table:table-row>
        <table:table-row table:style-name="ro2">
          <table:table-cell office:value-type="string">
            <text:p><text:a xlink:href="http://uk.wikipedia.org/wiki/Черкаси">Черкаси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295 414</text:p>
          </table:table-cell>
        </table:table-row>
        <table:table-row table:style-name="ro2">
          <table:table-cell office:value-type="string">
            <text:p><text:a xlink:href="http://uk.wikipedia.org/wiki/Чигирин">Чигирин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1 960</text:p>
          </table:table-cell>
        </table:table-row>
        <table:table-row table:style-name="ro2">
          <table:table-cell office:value-type="string">
            <text:p><text:a xlink:href="http://uk.wikipedia.org/wiki/Шпола">Шпола</text:a></text:p>
          </table:table-cell>
          <table:table-cell office:value-type="string">
            <text:p><text:a xlink:href="http://uk.wikipedia.org/wiki/Черкаська_область">Черкаська область</text:a></text:p>
          </table:table-cell>
          <table:table-cell office:value-type="string">
            <text:p>19 427</text:p>
          </table:table-cell>
        </table:table-row>
        <table:table-row table:style-name="ro2">
          <table:table-cell office:value-type="string">
            <text:p><text:a xlink:href="http://uk.wikipedia.org/wiki/Вашківці">Вашківці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5 987</text:p>
          </table:table-cell>
        </table:table-row>
        <table:table-row table:style-name="ro2">
          <table:table-cell office:value-type="string">
            <text:p><text:a xlink:href="http://uk.wikipedia.org/wiki/Вижниця">Вижниця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5 021</text:p>
          </table:table-cell>
        </table:table-row>
        <table:table-row table:style-name="ro2">
          <table:table-cell office:value-type="string">
            <text:p><text:a xlink:href="http://uk.wikipedia.org/wiki/Герца">Герца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2 068</text:p>
          </table:table-cell>
        </table:table-row>
        <table:table-row table:style-name="ro2">
          <table:table-cell office:value-type="string">
            <text:p><text:a xlink:href="http://uk.wikipedia.org/wiki/Заставна">Заставна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8 866</text:p>
          </table:table-cell>
        </table:table-row>
        <table:table-row table:style-name="ro2">
          <table:table-cell office:value-type="string">
            <text:p><text:a xlink:href="http://uk.wikipedia.org/wiki/Кіцмань">Кіцмань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7 608</text:p>
          </table:table-cell>
        </table:table-row>
        <table:table-row table:style-name="ro2">
          <table:table-cell office:value-type="string">
            <text:p><text:a xlink:href="http://uk.wikipedia.org/wiki/Новодністровськ">Новодністровськ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10 342</text:p>
          </table:table-cell>
        </table:table-row>
        <table:table-row table:style-name="ro2">
          <table:table-cell office:value-type="string">
            <text:p><text:a xlink:href="http://uk.wikipedia.org/wiki/Новоселиця_(місто)">Новоселиця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8 400</text:p>
          </table:table-cell>
        </table:table-row>
        <table:table-row table:style-name="ro2">
          <table:table-cell office:value-type="string">
            <text:p><text:a xlink:href="http://uk.wikipedia.org/wiki/Сокиряни">Сокиряни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10 258</text:p>
          </table:table-cell>
        </table:table-row>
        <table:table-row table:style-name="ro2">
          <table:table-cell office:value-type="string">
            <text:p><text:a xlink:href="http://uk.wikipedia.org/wiki/Сторожинець">Сторожинець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14 693</text:p>
          </table:table-cell>
        </table:table-row>
        <table:table-row table:style-name="ro2">
          <table:table-cell office:value-type="string">
            <text:p><text:a xlink:href="http://uk.wikipedia.org/wiki/Хотин">Хотин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11 216</text:p>
          </table:table-cell>
        </table:table-row>
        <table:table-row table:style-name="ro2">
          <table:table-cell office:value-type="string">
            <text:p><text:a xlink:href="http://uk.wikipedia.org/wiki/Чернівці">Чернівці</text:a></text:p>
          </table:table-cell>
          <table:table-cell office:value-type="string">
            <text:p><text:a xlink:href="http://uk.wikipedia.org/wiki/Чернівецька_область">Чернівецька область</text:a></text:p>
          </table:table-cell>
          <table:table-cell office:value-type="string">
            <text:p>240 621</text:p>
          </table:table-cell>
        </table:table-row>
        <table:table-row table:style-name="ro2">
          <table:table-cell office:value-type="string">
            <text:p><text:a xlink:href="http://uk.wikipedia.org/wiki/Бахмач">Бахмач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20 332</text:p>
          </table:table-cell>
        </table:table-row>
        <table:table-row table:style-name="ro2">
          <table:table-cell office:value-type="string">
            <text:p><text:a xlink:href="http://uk.wikipedia.org/wiki/Бобровиця">Бобровиця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1 916</text:p>
          </table:table-cell>
        </table:table-row>
        <table:table-row table:style-name="ro2">
          <table:table-cell office:value-type="string">
            <text:p><text:a xlink:href="http://uk.wikipedia.org/wiki/Борзна">Борзна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1 707</text:p>
          </table:table-cell>
        </table:table-row>
        <table:table-row table:style-name="ro2">
          <table:table-cell office:value-type="string">
            <text:p><text:a xlink:href="http://uk.wikipedia.org/wiki/Городня">Городня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4 043</text:p>
          </table:table-cell>
        </table:table-row>
        <table:table-row table:style-name="ro2">
          <table:table-cell office:value-type="string">
            <text:p><text:a xlink:href="http://uk.wikipedia.org/wiki/Ічня">Ічня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2 780</text:p>
          </table:table-cell>
        </table:table-row>
        <table:table-row table:style-name="ro2">
          <table:table-cell office:value-type="string">
            <text:p><text:a xlink:href="http://uk.wikipedia.org/wiki/Корюківка">Корюківка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4 318</text:p>
          </table:table-cell>
        </table:table-row>
        <table:table-row table:style-name="ro2">
          <table:table-cell office:value-type="string">
            <text:p><text:a xlink:href="http://uk.wikipedia.org/wiki/Мена">Мена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2 940</text:p>
          </table:table-cell>
        </table:table-row>
        <table:table-row table:style-name="ro2">
          <table:table-cell office:value-type="string">
            <text:p><text:a xlink:href="http://uk.wikipedia.org/wiki/Ніжин">Ніжин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76 625</text:p>
          </table:table-cell>
        </table:table-row>
        <table:table-row table:style-name="ro2">
          <table:table-cell office:value-type="string">
            <text:p><text:a xlink:href="http://uk.wikipedia.org/wiki/Новгород-Сіверський">Новгород-Сіверський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5 175</text:p>
          </table:table-cell>
        </table:table-row>
        <table:table-row table:style-name="ro2">
          <table:table-cell office:value-type="string">
            <text:p><text:a xlink:href="http://uk.wikipedia.org/wiki/Носівка">Носівка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5 966</text:p>
          </table:table-cell>
        </table:table-row>
        <table:table-row table:style-name="ro2">
          <table:table-cell office:value-type="string">
            <text:p><text:a xlink:href="http://uk.wikipedia.org/wiki/Остер">Остер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7 194</text:p>
          </table:table-cell>
        </table:table-row>
        <table:table-row table:style-name="ro2">
          <table:table-cell office:value-type="string">
            <text:p><text:a xlink:href="http://uk.wikipedia.org/wiki/Прилуки">Прилуки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64 861</text:p>
          </table:table-cell>
        </table:table-row>
        <table:table-row table:style-name="ro2">
          <table:table-cell office:value-type="string">
            <text:p><text:a xlink:href="http://uk.wikipedia.org/wiki/Семенівка_(місто)">Семенівка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9 656</text:p>
          </table:table-cell>
        </table:table-row>
        <table:table-row table:style-name="ro2">
          <table:table-cell office:value-type="string">
            <text:p><text:a xlink:href="http://uk.wikipedia.org/wiki/Чернігів">Чернігів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304 994</text:p>
          </table:table-cell>
        </table:table-row>
        <table:table-row table:style-name="ro2">
          <table:table-cell office:value-type="string">
            <text:p><text:a xlink:href="http://uk.wikipedia.org/wiki/Щорс_(місто)">Щорс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12 315</text:p>
          </table:table-cell>
        </table:table-row>
        <table:table-row table:style-name="ro2">
          <table:table-cell office:value-type="string">
            <text:p><text:a xlink:href="http://uk.wikipedia.org/wiki/Миколаївка_(місто)">Миколаївка</text:a></text:p>
          </table:table-cell>
          <table:table-cell office:value-type="string">
            <text:p><text:a xlink:href="http://uk.wikipedia.org/wiki/Донецька_область">Донецька область</text:a></text:p>
          </table:table-cell>
          <table:table-cell office:value-type="string">
            <text:p>16 620</text:p>
          </table:table-cell>
        </table:table-row>
        <table:table-row table:style-name="ro2">
          <table:table-cell office:value-type="string">
            <text:p><text:a xlink:href="http://uk.wikipedia.org/wiki/Олевськ">Олевськ</text:a></text:p>
          </table:table-cell>
          <table:table-cell office:value-type="string">
            <text:p><text:a xlink:href="http://uk.wikipedia.org/wiki/Житомирська_область">Житомирська область</text:a></text:p>
          </table:table-cell>
          <table:table-cell office:value-type="string">
            <text:p>10 896</text:p>
          </table:table-cell>
        </table:table-row>
        <table:table-row table:style-name="ro2">
          <table:table-cell office:value-type="string">
            <text:p><text:a xlink:href="http://uk.wikipedia.org/wiki/Перечин">Перечин</text:a></text:p>
          </table:table-cell>
          <table:table-cell office:value-type="string">
            <text:p><text:a xlink:href="http://uk.wikipedia.org/wiki/Закарпатська_область">Закарпатська область</text:a></text:p>
          </table:table-cell>
          <table:table-cell office:value-type="string">
            <text:p>7 083</text:p>
          </table:table-cell>
        </table:table-row>
        <table:table-row table:style-name="ro2">
          <table:table-cell office:value-type="string">
            <text:p><text:a xlink:href="http://uk.wikipedia.org/wiki/Буча">Буча</text:a></text:p>
          </table:table-cell>
          <table:table-cell office:value-type="string">
            <text:p><text:a xlink:href="http://uk.wikipedia.org/wiki/Київська_область">Київська область</text:a></text:p>
          </table:table-cell>
          <table:table-cell office:value-type="string">
            <text:p>28 533</text:p>
          </table:table-cell>
        </table:table-row>
        <table:table-row table:style-name="ro2">
          <table:table-cell office:value-type="string">
            <text:p><text:a xlink:href="http://uk.wikipedia.org/wiki/Новий_Калинів">Новий Калинів</text:a></text:p>
          </table:table-cell>
          <table:table-cell office:value-type="string">
            <text:p><text:a xlink:href="http://uk.wikipedia.org/wiki/Львівська_область">Львівська область</text:a></text:p>
          </table:table-cell>
          <table:table-cell office:value-type="string">
            <text:p>3 582</text:p>
          </table:table-cell>
        </table:table-row>
        <table:table-row table:style-name="ro2">
          <table:table-cell office:value-type="string">
            <text:p><text:a xlink:href="http://uk.wikipedia.org/wiki/Батурин">Батурин</text:a></text:p>
          </table:table-cell>
          <table:table-cell office:value-type="string">
            <text:p><text:a xlink:href="http://uk.wikipedia.org/wiki/Чернігівська_область">Чернігівська область</text:a></text:p>
          </table:table-cell>
          <table:table-cell office:value-type="string">
            <text:p>3 06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8">07/18/2011</text:date>, <text:time>14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dviaznikov </meta:initial-creator>
    <meta:creation-date>2011-07-18T14:42:20</meta:creation-date>
    <dc:date>2011-07-18T14:45:00</dc:date>
    <dc:creator>podviaznikov </dc:creator>
    <meta:editing-duration>PT2M41S</meta:editing-duration>
    <meta:editing-cycles>1</meta:editing-cycles>
    <meta:document-statistic meta:table-count="3" meta:cell-count="1383" meta:object-count="0"/>
    <meta:generator>LibreOffice/3.3$Unix LibreOffice_project/330m19$Build-202</meta:generator>
  </office:meta>
</office:document-meta>
</file>